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071136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47">
      <style:graphic-properties fo:wrap-option="no-wrap" fo:padding-top="0.06929in" fo:padding-bottom="0.06929in" fo:padding-left="0.1185in" fo:padding-right="0.1185in" draw:textarea-vertical-align="middle" draw:textarea-horizontal-align="left" draw:fill="solid" draw:fill-color="#00888a" draw:opacity="15%" draw:stroke="solid" svg:stroke-width="0.04016in" svg:stroke-color="#006d6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25">
      <style:graphic-properties style:vertical-pos="middl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Roman 12" style:font-family-asian="AR PL SungtiL GB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0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Roman 12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Roman 12" style:font-family-asian="AR PL SungtiL GB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Roman 12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Roman 12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Roman 12" style:font-family-asian="AR PL SungtiL GB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632">
      <style:graphic-properties draw:fill="solid" draw:fill-color="#729fcf" draw:opacity="100%" draw:stroke="solid" svg:stroke-width="0.02778in" svg:stroke-color="#3465a4" svg:stroke-opacity="100%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00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603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1b75bc" draw:opacity="9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graphic" style:name="a606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454fa1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29fcf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60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65c295" draw:opacity="5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00b6bd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182f7c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538">
      <style:graphic-properties fo:wrap-option="no-wrap" fo:padding-top="0.04921in" fo:padding-bottom="0.04921in" fo:padding-left="0.09843in" fo:padding-right="0.09843in" draw:textarea-vertical-align="middle" draw:textarea-horizontal-align="center" draw:fill="solid" draw:fill-color="#a0a0a2" draw:opacity="3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003d73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071136" draw:opacity="10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Liberation Sans" style:font-family-complex="Liberation Sans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Roman 12" style:font-family-asian="AR PL SungtiL GB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M Roman 12" style:font-family-asian="AR PL SungtiL GB" style:font-family-complex="Lohit Devanagari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1">
      <style:graphic-properties fo:wrap-option="no-wrap" fo:padding-top="0.05906in" fo:padding-bottom="0.05906in" fo:padding-left="0.10827in" fo:padding-right="0.10827in" draw:textarea-vertical-align="middle" draw:textarea-horizontal-align="left" draw:fill="solid" draw:fill-color="#adc5e7" draw:opacity="10%" draw:stroke="solid" svg:stroke-width="0.02008in" svg:stroke-color="#0d1f63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4">
      <style:graphic-properties fo:wrap-option="no-wrap" fo:padding-top="0.04921in" fo:padding-bottom="0.04921in" fo:padding-left="0.09843in" fo:padding-right="0.09843in" draw:textarea-vertical-align="middle" draw:textarea-horizontal-align="left" draw:fill="solid" draw:fill-color="#7477b8" draw:opacity="30%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</office:automatic-styles>
  <office:body>
    <office:presentation>
      <draw:page draw:name="page1" draw:style-name="a535" draw:master-page-name="Master1-Layout7-blank-Leer" presentation:presentation-page-layout-name="Master1-PPL7" draw:id="Slide-256">
        <draw:custom-shape svg:x="2.6in" svg:y="0.1in" svg:width="4.6in" svg:height="0.3in" draw:id="id73" draw:style-name="a538" draw:name="Freihandform 8">
          <svg:title/>
          <svg:desc/>
          <text:p text:style-name="a537" text:class-names="" text:cond-style-name=""><text:span text:style-name="a536" text:class-names=""/></text:p>
          <draw:enhanced-geometry xmlns:dr3d="urn:oasis:names:tc:opendocument:xmlns:dr3d:1.0" draw:type="non-primitive" svg:viewBox="0 0 21600 21600" draw:enhanced-path="M ?f4 ?f6 A ?f98 ?f99 ?f100 ?f101 ?f4 ?f6 ?f95 ?f97  W ?f102 ?f103 ?f104 ?f105 ?f4 ?f6 ?f95 ?f97 L ?f7 ?f4 A ?f145 ?f146 ?f147 ?f148 ?f7 ?f4 ?f142 ?f144  W ?f149 ?f150 ?f151 ?f152 ?f7 ?f4 ?f142 ?f144 L ?f5 ?f7 A ?f192 ?f193 ?f194 ?f195 ?f5 ?f7 ?f189 ?f191  W ?f196 ?f197 ?f198 ?f199 ?f5 ?f7 ?f189 ?f191 L ?f6 ?f5 A ?f239 ?f240 ?f241 ?f242 ?f6 ?f5 ?f236 ?f238  W ?f243 ?f244 ?f245 ?f246 ?f6 ?f5 ?f236 ?f238 Z N" draw:text-areas="?f8 ?f8 ?f9 ?f9" draw:glue-points="?f56 ?f57 ?f57 ?f56 ?f56 ?f58 ?f58 ?f56" draw:glue-point-leaving-directions="-0, -0, -0, -0">
            <draw:equation draw:name="f0" draw:formula="16200000"/>
            <draw:equation draw:name="f1" draw:formula="10800000"/>
            <draw:equation draw:name="f2" draw:formula="5400000"/>
            <draw:equation draw:name="f3" draw:formula="5419351 / 1725033"/>
            <draw:equation draw:name="f4" draw:formula="0"/>
            <draw:equation draw:name="f5" draw:formula="21600"/>
            <draw:equation draw:name="f6" draw:formula="?f4 + 2540"/>
            <draw:equation draw:name="f7" draw:formula="?f5 - 2540"/>
            <draw:equation draw:name="f8" draw:formula="?f4 + 800"/>
            <draw:equation draw:name="f9" draw:formula="?f5 - 800"/>
            <draw:equation draw:name="f10" draw:formula="0 - ?f2"/>
            <draw:equation draw:name="f11" draw:formula="?f5 - ?f4"/>
            <draw:equation draw:name="f12" draw:formula="?f6 - ?f4"/>
            <draw:equation draw:name="f13" draw:formula="0 - ?f6"/>
            <draw:equation draw:name="f14" draw:formula="21600 - ?f7"/>
            <draw:equation draw:name="f15" draw:formula="?f7 - ?f5"/>
            <draw:equation draw:name="f16" draw:formula="?f11 / 21600"/>
            <draw:equation draw:name="f17" draw:formula="abs(?f12)"/>
            <draw:equation draw:name="f18" draw:formula="abs(?f13)"/>
            <draw:equation draw:name="f19" draw:formula="if(?f12, ?f10, ?f2)"/>
            <draw:equation draw:name="f20" draw:formula="if(?f12, ?f2, ?f10)"/>
            <draw:equation draw:name="f21" draw:formula="if(?f13, 0, ?f1)"/>
            <draw:equation draw:name="f22" draw:formula="if(?f13, ?f1, 0)"/>
            <draw:equation draw:name="f23" draw:formula="abs(?f14)"/>
            <draw:equation draw:name="f24" draw:formula="if(?f14, ?f10, ?f2)"/>
            <draw:equation draw:name="f25" draw:formula="if(?f14, ?f2, ?f10)"/>
            <draw:equation draw:name="f26" draw:formula="if(?f14, ?f0, ?f2)"/>
            <draw:equation draw:name="f27" draw:formula="if(?f14, ?f2, ?f0)"/>
            <draw:equation draw:name="f28" draw:formula="abs(?f15)"/>
            <draw:equation draw:name="f29" draw:formula="if(?f15, ?f10, ?f2)"/>
            <draw:equation draw:name="f30" draw:formula="if(?f15, ?f2, ?f10)"/>
            <draw:equation draw:name="f31" draw:formula="if(?f14, 0, ?f1)"/>
            <draw:equation draw:name="f32" draw:formula="if(?f14, ?f1, 0)"/>
            <draw:equation draw:name="f33" draw:formula="if(?f13, ?f10, ?f2)"/>
            <draw:equation draw:name="f34" draw:formula="if(?f13, ?f2, ?f10)"/>
            <draw:equation draw:name="f35" draw:formula="if(?f13, ?f0, ?f2)"/>
            <draw:equation draw:name="f36" draw:formula="if(?f13, ?f2, ?f0)"/>
            <draw:equation draw:name="f37" draw:formula="10800 * ?f16"/>
            <draw:equation draw:name="f38" draw:formula="0 * ?f16"/>
            <draw:equation draw:name="f39" draw:formula="21600 * ?f16"/>
            <draw:equation draw:name="f40" draw:formula="if(?f12, ?f22, ?f21)"/>
            <draw:equation draw:name="f41" draw:formula="if(?f12, ?f21, ?f22)"/>
            <draw:equation draw:name="f42" draw:formula="if(?f13, ?f19, ?f20)"/>
            <draw:equation draw:name="f43" draw:formula="if(?f14, ?f27, ?f26)"/>
            <draw:equation draw:name="f44" draw:formula="if(?f14, ?f26, ?f27)"/>
            <draw:equation draw:name="f45" draw:formula="if(?f12, ?f25, ?f24)"/>
            <draw:equation draw:name="f46" draw:formula="if(?f15, ?f32, ?f31)"/>
            <draw:equation draw:name="f47" draw:formula="if(?f15, ?f31, ?f32)"/>
            <draw:equation draw:name="f48" draw:formula="if(?f14, ?f29, ?f30)"/>
            <draw:equation draw:name="f49" draw:formula="if(?f13, ?f36, ?f35)"/>
            <draw:equation draw:name="f50" draw:formula="if(?f13, ?f35, ?f36)"/>
            <draw:equation draw:name="f51" draw:formula="if(?f15, ?f34, ?f33)"/>
            <draw:equation draw:name="f52" draw:formula="if(?f13, ?f40, ?f41)"/>
            <draw:equation draw:name="f53" draw:formula="if(?f12, ?f44, ?f43)"/>
            <draw:equation draw:name="f54" draw:formula="if(?f14, ?f46, ?f47)"/>
            <draw:equation draw:name="f55" draw:formula="if(?f15, ?f50, ?f49)"/>
            <draw:equation draw:name="f56" draw:formula="?f37 / ?f16"/>
            <draw:equation draw:name="f57" draw:formula="?f38 / ?f16"/>
            <draw:equation draw:name="f58" draw:formula="?f39 / ?f16"/>
            <draw:equation draw:name="f59" draw:formula="21550000 - ?f42"/>
            <draw:equation draw:name="f60" draw:formula="if(?f59, ?f42, 21550000)"/>
            <draw:equation draw:name="f61" draw:formula="-21550000 - ?f60"/>
            <draw:equation draw:name="f62" draw:formula="if(?f61, -21550000, ?f60)"/>
            <draw:equation draw:name="f63" draw:formula="?f52 + ?f62"/>
            <draw:equation draw:name="f64" draw:formula="?f52 + ?f2"/>
            <draw:equation draw:name="f65" draw:formula="?f64 * ?f3 / ?f1"/>
            <draw:equation draw:name="f66" draw:formula="0 - ?f65"/>
            <draw:equation draw:name="f67" draw:formula="cos(?f66)"/>
            <draw:equation draw:name="f68" draw:formula="0 - ?f67"/>
            <draw:equation draw:name="f69" draw:formula="?f68 * ?f17"/>
            <draw:equation draw:name="f70" draw:formula="sin(?f66)"/>
            <draw:equation draw:name="f71" draw:formula="0 - ?f70"/>
            <draw:equation draw:name="f72" draw:formula="?f71 * ?f18"/>
            <draw:equation draw:name="f73" draw:formula="sqrt(?f69 * ?f69 + ?f72 * ?f72 + 0 * 0)"/>
            <draw:equation draw:name="f74" draw:formula="?f17 * ?f18 / ?f73"/>
            <draw:equation draw:name="f75" draw:formula="?f71 * ?f74"/>
            <draw:equation draw:name="f76" draw:formula="?f4 - ?f75"/>
            <draw:equation draw:name="f77" draw:formula="?f68 * ?f74"/>
            <draw:equation draw:name="f78" draw:formula="?f6 - ?f77"/>
            <draw:equation draw:name="f79" draw:formula="?f76 - ?f17"/>
            <draw:equation draw:name="f80" draw:formula="?f78 - ?f18"/>
            <draw:equation draw:name="f81" draw:formula="?f76 + ?f17"/>
            <draw:equation draw:name="f82" draw:formula="?f78 + ?f18"/>
            <draw:equation draw:name="f83" draw:formula="?f63 + ?f2"/>
            <draw:equation draw:name="f84" draw:formula="?f83 * ?f3 / ?f1"/>
            <draw:equation draw:name="f85" draw:formula="0 - ?f84"/>
            <draw:equation draw:name="f86" draw:formula="cos(?f85)"/>
            <draw:equation draw:name="f87" draw:formula="0 - ?f86"/>
            <draw:equation draw:name="f88" draw:formula="?f87 * ?f17"/>
            <draw:equation draw:name="f89" draw:formula="sin(?f85)"/>
            <draw:equation draw:name="f90" draw:formula="0 - ?f89"/>
            <draw:equation draw:name="f91" draw:formula="?f90 * ?f18"/>
            <draw:equation draw:name="f92" draw:formula="sqrt(?f88 * ?f88 + ?f91 * ?f91 + 0 * 0)"/>
            <draw:equation draw:name="f93" draw:formula="?f17 * ?f18 / ?f92"/>
            <draw:equation draw:name="f94" draw:formula="?f90 * ?f93"/>
            <draw:equation draw:name="f95" draw:formula="?f76 + ?f94"/>
            <draw:equation draw:name="f96" draw:formula="?f87 * ?f93"/>
            <draw:equation draw:name="f97" draw:formula="?f78 + ?f96"/>
            <draw:equation draw:name="f98" draw:formula="if(?f62, ?f4, ?f79)"/>
            <draw:equation draw:name="f99" draw:formula="if(?f62, ?f6, ?f80)"/>
            <draw:equation draw:name="f100" draw:formula="if(?f62, ?f4, ?f81)"/>
            <draw:equation draw:name="f101" draw:formula="if(?f62, ?f6, ?f82)"/>
            <draw:equation draw:name="f102" draw:formula="if(?f62, ?f79, ?f95)"/>
            <draw:equation draw:name="f103" draw:formula="if(?f62, ?f80, ?f97)"/>
            <draw:equation draw:name="f104" draw:formula="if(?f62, ?f81, ?f95)"/>
            <draw:equation draw:name="f105" draw:formula="if(?f62, ?f82, ?f97)"/>
            <draw:equation draw:name="f106" draw:formula="21550000 - ?f45"/>
            <draw:equation draw:name="f107" draw:formula="if(?f106, ?f45, 21550000)"/>
            <draw:equation draw:name="f108" draw:formula="-21550000 - ?f107"/>
            <draw:equation draw:name="f109" draw:formula="if(?f108, -21550000, ?f107)"/>
            <draw:equation draw:name="f110" draw:formula="?f53 + ?f109"/>
            <draw:equation draw:name="f111" draw:formula="?f53 + ?f2"/>
            <draw:equation draw:name="f112" draw:formula="?f111 * ?f3 / ?f1"/>
            <draw:equation draw:name="f113" draw:formula="0 - ?f112"/>
            <draw:equation draw:name="f114" draw:formula="cos(?f113)"/>
            <draw:equation draw:name="f115" draw:formula="0 - ?f114"/>
            <draw:equation draw:name="f116" draw:formula="?f115 * ?f23"/>
            <draw:equation draw:name="f117" draw:formula="sin(?f113)"/>
            <draw:equation draw:name="f118" draw:formula="0 - ?f117"/>
            <draw:equation draw:name="f119" draw:formula="?f118 * ?f17"/>
            <draw:equation draw:name="f120" draw:formula="sqrt(?f116 * ?f116 + ?f119 * ?f119 + 0 * 0)"/>
            <draw:equation draw:name="f121" draw:formula="?f23 * ?f17 / ?f120"/>
            <draw:equation draw:name="f122" draw:formula="?f118 * ?f121"/>
            <draw:equation draw:name="f123" draw:formula="?f7 - ?f122"/>
            <draw:equation draw:name="f124" draw:formula="?f115 * ?f121"/>
            <draw:equation draw:name="f125" draw:formula="?f4 - ?f124"/>
            <draw:equation draw:name="f126" draw:formula="?f123 - ?f23"/>
            <draw:equation draw:name="f127" draw:formula="?f125 - ?f17"/>
            <draw:equation draw:name="f128" draw:formula="?f123 + ?f23"/>
            <draw:equation draw:name="f129" draw:formula="?f125 + ?f17"/>
            <draw:equation draw:name="f130" draw:formula="?f110 + ?f2"/>
            <draw:equation draw:name="f131" draw:formula="?f130 * ?f3 / ?f1"/>
            <draw:equation draw:name="f132" draw:formula="0 - ?f131"/>
            <draw:equation draw:name="f133" draw:formula="cos(?f132)"/>
            <draw:equation draw:name="f134" draw:formula="0 - ?f133"/>
            <draw:equation draw:name="f135" draw:formula="?f134 * ?f23"/>
            <draw:equation draw:name="f136" draw:formula="sin(?f132)"/>
            <draw:equation draw:name="f137" draw:formula="0 - ?f136"/>
            <draw:equation draw:name="f138" draw:formula="?f137 * ?f17"/>
            <draw:equation draw:name="f139" draw:formula="sqrt(?f135 * ?f135 + ?f138 * ?f138 + 0 * 0)"/>
            <draw:equation draw:name="f140" draw:formula="?f23 * ?f17 / ?f139"/>
            <draw:equation draw:name="f141" draw:formula="?f137 * ?f140"/>
            <draw:equation draw:name="f142" draw:formula="?f123 + ?f141"/>
            <draw:equation draw:name="f143" draw:formula="?f134 * ?f140"/>
            <draw:equation draw:name="f144" draw:formula="?f125 + ?f143"/>
            <draw:equation draw:name="f145" draw:formula="if(?f109, ?f7, ?f126)"/>
            <draw:equation draw:name="f146" draw:formula="if(?f109, ?f4, ?f127)"/>
            <draw:equation draw:name="f147" draw:formula="if(?f109, ?f7, ?f128)"/>
            <draw:equation draw:name="f148" draw:formula="if(?f109, ?f4, ?f129)"/>
            <draw:equation draw:name="f149" draw:formula="if(?f109, ?f126, ?f142)"/>
            <draw:equation draw:name="f150" draw:formula="if(?f109, ?f127, ?f144)"/>
            <draw:equation draw:name="f151" draw:formula="if(?f109, ?f128, ?f142)"/>
            <draw:equation draw:name="f152" draw:formula="if(?f109, ?f129, ?f144)"/>
            <draw:equation draw:name="f153" draw:formula="21550000 - ?f48"/>
            <draw:equation draw:name="f154" draw:formula="if(?f153, ?f48, 21550000)"/>
            <draw:equation draw:name="f155" draw:formula="-21550000 - ?f154"/>
            <draw:equation draw:name="f156" draw:formula="if(?f155, -21550000, ?f154)"/>
            <draw:equation draw:name="f157" draw:formula="?f54 + ?f156"/>
            <draw:equation draw:name="f158" draw:formula="?f54 + ?f2"/>
            <draw:equation draw:name="f159" draw:formula="?f158 * ?f3 / ?f1"/>
            <draw:equation draw:name="f160" draw:formula="0 - ?f159"/>
            <draw:equation draw:name="f161" draw:formula="cos(?f160)"/>
            <draw:equation draw:name="f162" draw:formula="0 - ?f161"/>
            <draw:equation draw:name="f163" draw:formula="?f162 * ?f28"/>
            <draw:equation draw:name="f164" draw:formula="sin(?f160)"/>
            <draw:equation draw:name="f165" draw:formula="0 - ?f164"/>
            <draw:equation draw:name="f166" draw:formula="?f165 * ?f23"/>
            <draw:equation draw:name="f167" draw:formula="sqrt(?f163 * ?f163 + ?f166 * ?f166 + 0 * 0)"/>
            <draw:equation draw:name="f168" draw:formula="?f28 * ?f23 / ?f167"/>
            <draw:equation draw:name="f169" draw:formula="?f165 * ?f168"/>
            <draw:equation draw:name="f170" draw:formula="?f5 - ?f169"/>
            <draw:equation draw:name="f171" draw:formula="?f162 * ?f168"/>
            <draw:equation draw:name="f172" draw:formula="?f7 - ?f171"/>
            <draw:equation draw:name="f173" draw:formula="?f170 - ?f28"/>
            <draw:equation draw:name="f174" draw:formula="?f172 - ?f23"/>
            <draw:equation draw:name="f175" draw:formula="?f170 + ?f28"/>
            <draw:equation draw:name="f176" draw:formula="?f172 + ?f23"/>
            <draw:equation draw:name="f177" draw:formula="?f157 + ?f2"/>
            <draw:equation draw:name="f178" draw:formula="?f177 * ?f3 / ?f1"/>
            <draw:equation draw:name="f179" draw:formula="0 - ?f178"/>
            <draw:equation draw:name="f180" draw:formula="cos(?f179)"/>
            <draw:equation draw:name="f181" draw:formula="0 - ?f180"/>
            <draw:equation draw:name="f182" draw:formula="?f181 * ?f28"/>
            <draw:equation draw:name="f183" draw:formula="sin(?f179)"/>
            <draw:equation draw:name="f184" draw:formula="0 - ?f183"/>
            <draw:equation draw:name="f185" draw:formula="?f184 * ?f23"/>
            <draw:equation draw:name="f186" draw:formula="sqrt(?f182 * ?f182 + ?f185 * ?f185 + 0 * 0)"/>
            <draw:equation draw:name="f187" draw:formula="?f28 * ?f23 / ?f186"/>
            <draw:equation draw:name="f188" draw:formula="?f184 * ?f187"/>
            <draw:equation draw:name="f189" draw:formula="?f170 + ?f188"/>
            <draw:equation draw:name="f190" draw:formula="?f181 * ?f187"/>
            <draw:equation draw:name="f191" draw:formula="?f172 + ?f190"/>
            <draw:equation draw:name="f192" draw:formula="if(?f156, ?f5, ?f173)"/>
            <draw:equation draw:name="f193" draw:formula="if(?f156, ?f7, ?f174)"/>
            <draw:equation draw:name="f194" draw:formula="if(?f156, ?f5, ?f175)"/>
            <draw:equation draw:name="f195" draw:formula="if(?f156, ?f7, ?f176)"/>
            <draw:equation draw:name="f196" draw:formula="if(?f156, ?f173, ?f189)"/>
            <draw:equation draw:name="f197" draw:formula="if(?f156, ?f174, ?f191)"/>
            <draw:equation draw:name="f198" draw:formula="if(?f156, ?f175, ?f189)"/>
            <draw:equation draw:name="f199" draw:formula="if(?f156, ?f176, ?f191)"/>
            <draw:equation draw:name="f200" draw:formula="21550000 - ?f51"/>
            <draw:equation draw:name="f201" draw:formula="if(?f200, ?f51, 21550000)"/>
            <draw:equation draw:name="f202" draw:formula="-21550000 - ?f201"/>
            <draw:equation draw:name="f203" draw:formula="if(?f202, -21550000, ?f201)"/>
            <draw:equation draw:name="f204" draw:formula="?f55 + ?f203"/>
            <draw:equation draw:name="f205" draw:formula="?f55 + ?f2"/>
            <draw:equation draw:name="f206" draw:formula="?f205 * ?f3 / ?f1"/>
            <draw:equation draw:name="f207" draw:formula="0 - ?f206"/>
            <draw:equation draw:name="f208" draw:formula="cos(?f207)"/>
            <draw:equation draw:name="f209" draw:formula="0 - ?f208"/>
            <draw:equation draw:name="f210" draw:formula="?f209 * ?f18"/>
            <draw:equation draw:name="f211" draw:formula="sin(?f207)"/>
            <draw:equation draw:name="f212" draw:formula="0 - ?f211"/>
            <draw:equation draw:name="f213" draw:formula="?f212 * ?f28"/>
            <draw:equation draw:name="f214" draw:formula="sqrt(?f210 * ?f210 + ?f213 * ?f213 + 0 * 0)"/>
            <draw:equation draw:name="f215" draw:formula="?f18 * ?f28 / ?f214"/>
            <draw:equation draw:name="f216" draw:formula="?f212 * ?f215"/>
            <draw:equation draw:name="f217" draw:formula="?f6 - ?f216"/>
            <draw:equation draw:name="f218" draw:formula="?f209 * ?f215"/>
            <draw:equation draw:name="f219" draw:formula="?f5 - ?f218"/>
            <draw:equation draw:name="f220" draw:formula="?f217 - ?f18"/>
            <draw:equation draw:name="f221" draw:formula="?f219 - ?f28"/>
            <draw:equation draw:name="f222" draw:formula="?f217 + ?f18"/>
            <draw:equation draw:name="f223" draw:formula="?f219 + ?f28"/>
            <draw:equation draw:name="f224" draw:formula="?f204 + ?f2"/>
            <draw:equation draw:name="f225" draw:formula="?f224 * ?f3 / ?f1"/>
            <draw:equation draw:name="f226" draw:formula="0 - ?f225"/>
            <draw:equation draw:name="f227" draw:formula="cos(?f226)"/>
            <draw:equation draw:name="f228" draw:formula="0 - ?f227"/>
            <draw:equation draw:name="f229" draw:formula="?f228 * ?f18"/>
            <draw:equation draw:name="f230" draw:formula="sin(?f226)"/>
            <draw:equation draw:name="f231" draw:formula="0 - ?f230"/>
            <draw:equation draw:name="f232" draw:formula="?f231 * ?f28"/>
            <draw:equation draw:name="f233" draw:formula="sqrt(?f229 * ?f229 + ?f232 * ?f232 + 0 * 0)"/>
            <draw:equation draw:name="f234" draw:formula="?f18 * ?f28 / ?f233"/>
            <draw:equation draw:name="f235" draw:formula="?f231 * ?f234"/>
            <draw:equation draw:name="f236" draw:formula="?f217 + ?f235"/>
            <draw:equation draw:name="f237" draw:formula="?f228 * ?f234"/>
            <draw:equation draw:name="f238" draw:formula="?f219 + ?f237"/>
            <draw:equation draw:name="f239" draw:formula="if(?f203, ?f6, ?f220)"/>
            <draw:equation draw:name="f240" draw:formula="if(?f203, ?f5, ?f221)"/>
            <draw:equation draw:name="f241" draw:formula="if(?f203, ?f6, ?f222)"/>
            <draw:equation draw:name="f242" draw:formula="if(?f203, ?f5, ?f223)"/>
            <draw:equation draw:name="f243" draw:formula="if(?f203, ?f220, ?f236)"/>
            <draw:equation draw:name="f244" draw:formula="if(?f203, ?f221, ?f238)"/>
            <draw:equation draw:name="f245" draw:formula="if(?f203, ?f222, ?f236)"/>
            <draw:equation draw:name="f246" draw:formula="if(?f203, ?f223, ?f238)"/>
          </draw:enhanced-geometry>
        </draw:custom-shape>
        <draw:custom-shape svg:x="3.56654in" svg:y="0.89409in" svg:width="2.92402in" svg:height="1.56063in" draw:id="id74" draw:style-name="a541" draw:name="Freihandform 20">
          <svg:title/>
          <svg:desc/>
          <text:p text:style-name="a540" text:class-names="" text:cond-style-name=""><text:span text:style-name="a539" text:class-names=""/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5 / ?f2"/>
            <draw:equation draw:name="f28" draw:formula="?f22 / ?f16"/>
            <draw:equation draw:name="f29" draw:formula="?f23 / ?f16"/>
            <draw:equation draw:name="f30" draw:formula="?f20 / ?f16"/>
            <draw:equation draw:name="f31" draw:formula="?f21 / ?f16"/>
            <draw:equation draw:name="f32" draw:formula="?f24 / ?f16"/>
            <draw:equation draw:name="f33" draw:formula="?f27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custom-shape svg:x="2in" svg:y="0.80591in" svg:width="6.4in" svg:height="2.24646in" draw:id="id75" draw:style-name="a544" draw:name="Freihandform 12">
          <svg:title/>
          <svg:desc/>
          <text:p text:style-name="a543" text:class-names="" text:cond-style-name=""><text:span text:style-name="a54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14724in" svg:y="0.65157in" svg:width="7.90512in" svg:height="3.96969in" draw:id="id76" draw:style-name="a547" draw:name="Freihandform 24">
          <svg:title/>
          <svg:desc/>
          <text:p text:style-name="a546" text:class-names="" text:cond-style-name=""><text:span text:style-name="a54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77" draw:style-name="a550" draw:name="Textfeld 1" svg:x="6.33583in" svg:y="5.08386in" svg:width="0.45945in" svg:height="0.37559in">
          <draw:text-box>
            <text:p text:style-name="a549" text:class-names="" text:cond-style-name=""><text:span text:style-name="a548" text:class-names=""><text:s text:c="1"/></text:span></text:p>
          </draw:text-box>
          <svg:title/>
          <svg:desc/>
        </draw:frame>
        <draw:custom-shape svg:x="4.18504in" svg:y="3.18504in" svg:width="1.87559in" svg:height="1.17244in" draw:id="id78" draw:style-name="a560" draw:name="Freihandform 2">
          <svg:title/>
          <svg:desc/>
          <text:p text:style-name="a553" text:class-names="" text:cond-style-name=""><text:span text:style-name="a551" text:class-names="">Fit</text:span><text:span text:style-name="a552" text:class-names=""><text:s text:c="1"/>I</text:span></text:p>
          <text:p text:style-name="a556" text:class-names="" text:cond-style-name=""><text:span text:style-name="a554" text:class-names=""><text:s text:c="1"/>with<text:s text:c="1"/></text:span><text:span text:style-name="a555" text:class-names="">λ</text:span></text:p>
          <text:p text:style-name="a559" text:class-names="" text:cond-style-name=""><text:span text:style-name="a557" text:class-names="">on<text:s text:c="1"/></text:span><text:span text:style-name="a558" text:class-names="">D</text:span></text:p>
          <draw:enhanced-geometry xmlns:dr3d="urn:oasis:names:tc:opendocument:xmlns:dr3d:1.0" draw:type="non-primitive" svg:viewBox="0 0 21600 21600" draw:enhanced-path="M ?f54 ?f55 A ?f95 ?f96 ?f97 ?f98 ?f54 ?f55 ?f92 ?f94  W ?f99 ?f100 ?f101 ?f102 ?f54 ?f55 ?f92 ?f94 Z N" draw:text-areas="?f30 ?f30 ?f31 ?f31" draw:glue-points="?f28 ?f29 ?f30 ?f30 ?f29 ?f28 ?f30 ?f31 ?f28 ?f32 ?f31 ?f31 ?f32 ?f28 ?f31 ?f30" draw:glue-point-leaving-directions="-0, -0, -0, -0, -0, -0, -0, -0">
            <draw:equation draw:name="f0" draw:formula="10800000"/>
            <draw:equation draw:name="f1" draw:formula="5400000"/>
            <draw:equation draw:name="f2" draw:formula="5419351 / 1725033"/>
            <draw:equation draw:name="f3" draw:formula="180"/>
            <draw:equation draw:name="f4" draw:formula="0"/>
            <draw:equation draw:name="f5" draw:formula="21600"/>
            <draw:equation draw:name="f6" draw:formula="10800 * 10800"/>
            <draw:equation draw:name="f7" draw:formula="0 - 360"/>
            <draw:equation draw:name="f8" draw:formula="10800"/>
            <draw:equation draw:name="f9" draw:formula="0 * ?f2"/>
            <draw:equation draw:name="f10" draw:formula="?f4 * ?f0"/>
            <draw:equation draw:name="f11" draw:formula="?f7 * ?f0"/>
            <draw:equation draw:name="f12" draw:formula="?f5 - ?f4"/>
            <draw:equation draw:name="f13" draw:formula="?f9 / ?f3"/>
            <draw:equation draw:name="f14" draw:formula="?f10 / ?f3"/>
            <draw:equation draw:name="f15" draw:formula="?f11 / ?f3"/>
            <draw:equation draw:name="f16" draw:formula="?f12 / 21600"/>
            <draw:equation draw:name="f17" draw:formula="0 - ?f13"/>
            <draw:equation draw:name="f18" draw:formula="?f14 - ?f1"/>
            <draw:equation draw:name="f19" draw:formula="?f15 - ?f1"/>
            <draw:equation draw:name="f20" draw:formula="3163 * ?f16"/>
            <draw:equation draw:name="f21" draw:formula="18437 * ?f16"/>
            <draw:equation draw:name="f22" draw:formula="10800 * ?f16"/>
            <draw:equation draw:name="f23" draw:formula="0 * ?f16"/>
            <draw:equation draw:name="f24" draw:formula="21600 * ?f16"/>
            <draw:equation draw:name="f25" draw:formula="?f17 * ?f0"/>
            <draw:equation draw:name="f26" draw:formula="?f19 - ?f18"/>
            <draw:equation draw:name="f27" draw:formula="?f25 / ?f2"/>
            <draw:equation draw:name="f28" draw:formula="?f22 / ?f16"/>
            <draw:equation draw:name="f29" draw:formula="?f23 / ?f16"/>
            <draw:equation draw:name="f30" draw:formula="?f20 / ?f16"/>
            <draw:equation draw:name="f31" draw:formula="?f21 / ?f16"/>
            <draw:equation draw:name="f32" draw:formula="?f24 / ?f16"/>
            <draw:equation draw:name="f33" draw:formula="?f27 - ?f1"/>
            <draw:equation draw:name="f34" draw:formula="?f33 + ?f1"/>
            <draw:equation draw:name="f35" draw:formula="?f34 * ?f2 / ?f0"/>
            <draw:equation draw:name="f36" draw:formula="0 - ?f35"/>
            <draw:equation draw:name="f37" draw:formula="sin(?f36)"/>
            <draw:equation draw:name="f38" draw:formula="0 - ?f37"/>
            <draw:equation draw:name="f39" draw:formula="?f38"/>
            <draw:equation draw:name="f40" draw:formula="cos(?f36)"/>
            <draw:equation draw:name="f41" draw:formula="0 - ?f40"/>
            <draw:equation draw:name="f42" draw:formula="?f41"/>
            <draw:equation draw:name="f43" draw:formula="0 - ?f39"/>
            <draw:equation draw:name="f44" draw:formula="0 - ?f42"/>
            <draw:equation draw:name="f45" draw:formula="10800 * ?f43"/>
            <draw:equation draw:name="f46" draw:formula="10800 * ?f44"/>
            <draw:equation draw:name="f47" draw:formula="?f45 * ?f45"/>
            <draw:equation draw:name="f48" draw:formula="?f46 * ?f46"/>
            <draw:equation draw:name="f49" draw:formula="?f47 + ?f48"/>
            <draw:equation draw:name="f50" draw:formula="sqrt(?f49)"/>
            <draw:equation draw:name="f51" draw:formula="?f6 / ?f50"/>
            <draw:equation draw:name="f52" draw:formula="?f43 * ?f51"/>
            <draw:equation draw:name="f53" draw:formula="?f44 * ?f51"/>
            <draw:equation draw:name="f54" draw:formula="10800 - ?f52"/>
            <draw:equation draw:name="f55" draw:formula="10800 - ?f53"/>
            <draw:equation draw:name="f56" draw:formula="21550000 - ?f26"/>
            <draw:equation draw:name="f57" draw:formula="if(?f56, ?f26, 21550000)"/>
            <draw:equation draw:name="f58" draw:formula="-21550000 - ?f57"/>
            <draw:equation draw:name="f59" draw:formula="if(?f58, -21550000, ?f57)"/>
            <draw:equation draw:name="f60" draw:formula="?f18 + ?f59"/>
            <draw:equation draw:name="f61" draw:formula="?f18 + ?f1"/>
            <draw:equation draw:name="f62" draw:formula="?f61 * ?f2 / ?f0"/>
            <draw:equation draw:name="f63" draw:formula="0 - ?f62"/>
            <draw:equation draw:name="f64" draw:formula="cos(?f63)"/>
            <draw:equation draw:name="f65" draw:formula="0 - ?f64"/>
            <draw:equation draw:name="f66" draw:formula="?f65 * ?f8"/>
            <draw:equation draw:name="f67" draw:formula="sin(?f63)"/>
            <draw:equation draw:name="f68" draw:formula="0 - ?f67"/>
            <draw:equation draw:name="f69" draw:formula="?f68 * ?f8"/>
            <draw:equation draw:name="f70" draw:formula="sqrt(?f66 * ?f66 + ?f69 * ?f69 + 0 * 0)"/>
            <draw:equation draw:name="f71" draw:formula="?f8 * ?f8 / ?f70"/>
            <draw:equation draw:name="f72" draw:formula="?f68 * ?f71"/>
            <draw:equation draw:name="f73" draw:formula="?f54 - ?f72"/>
            <draw:equation draw:name="f74" draw:formula="?f65 * ?f71"/>
            <draw:equation draw:name="f75" draw:formula="?f55 - ?f74"/>
            <draw:equation draw:name="f76" draw:formula="?f73 - ?f8"/>
            <draw:equation draw:name="f77" draw:formula="?f75 - ?f8"/>
            <draw:equation draw:name="f78" draw:formula="?f73 + ?f8"/>
            <draw:equation draw:name="f79" draw:formula="?f75 + ?f8"/>
            <draw:equation draw:name="f80" draw:formula="?f60 + ?f1"/>
            <draw:equation draw:name="f81" draw:formula="?f80 * ?f2 / ?f0"/>
            <draw:equation draw:name="f82" draw:formula="0 - ?f81"/>
            <draw:equation draw:name="f83" draw:formula="cos(?f82)"/>
            <draw:equation draw:name="f84" draw:formula="0 - ?f83"/>
            <draw:equation draw:name="f85" draw:formula="?f84 * ?f8"/>
            <draw:equation draw:name="f86" draw:formula="sin(?f82)"/>
            <draw:equation draw:name="f87" draw:formula="0 - ?f86"/>
            <draw:equation draw:name="f88" draw:formula="?f87 * ?f8"/>
            <draw:equation draw:name="f89" draw:formula="sqrt(?f85 * ?f85 + ?f88 * ?f88 + 0 * 0)"/>
            <draw:equation draw:name="f90" draw:formula="?f8 * ?f8 / ?f89"/>
            <draw:equation draw:name="f91" draw:formula="?f87 * ?f90"/>
            <draw:equation draw:name="f92" draw:formula="?f73 + ?f91"/>
            <draw:equation draw:name="f93" draw:formula="?f84 * ?f90"/>
            <draw:equation draw:name="f94" draw:formula="?f75 + ?f93"/>
            <draw:equation draw:name="f95" draw:formula="if(?f59, ?f54, ?f76)"/>
            <draw:equation draw:name="f96" draw:formula="if(?f59, ?f55, ?f77)"/>
            <draw:equation draw:name="f97" draw:formula="if(?f59, ?f54, ?f78)"/>
            <draw:equation draw:name="f98" draw:formula="if(?f59, ?f55, ?f79)"/>
            <draw:equation draw:name="f99" draw:formula="if(?f59, ?f76, ?f92)"/>
            <draw:equation draw:name="f100" draw:formula="if(?f59, ?f77, ?f94)"/>
            <draw:equation draw:name="f101" draw:formula="if(?f59, ?f78, ?f92)"/>
            <draw:equation draw:name="f102" draw:formula="if(?f59, ?f79, ?f94)"/>
          </draw:enhanced-geometry>
        </draw:custom-shape>
        <draw:frame draw:id="id79" draw:style-name="a563" draw:name="Textfeld 3" svg:x="5.08819in" svg:y="2.67874in" svg:width="0.29449in" svg:height="0.37559in">
          <draw:text-box>
            <text:p text:style-name="a562" text:class-names="" text:cond-style-name=""><text:span text:style-name="a561" text:class-names="">*</text:span></text:p>
          </draw:text-box>
          <svg:title/>
          <svg:desc/>
        </draw:frame>
        <draw:custom-shape svg:x="4.46063in" svg:y="4.75433in" svg:width="1.3in" svg:height="1.13307in" draw:id="id80" draw:style-name="a568" draw:name="Freihandform 4">
          <svg:title/>
          <svg:desc/>
          <text:p text:style-name="a565" text:class-names="" text:cond-style-name=""><text:span text:style-name="a564" text:class-names="">Model</text:span></text:p>
          <text:p text:style-name="a567" text:class-names="" text:cond-style-name=""><text:span text:style-name="a56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frame draw:id="id81" draw:style-name="a572" draw:name="Textfeld 5" svg:x="4.94331in" svg:y="2.73937in" svg:width="0.43937in" svg:height="0.37559in">
          <draw:text-box>
            <text:p text:style-name="a571" text:class-names="" text:cond-style-name=""><text:span text:style-name="a569" text:class-names="">λ</text:span><text:span text:style-name="a570" text:class-names=""/></text:p>
          </draw:text-box>
          <svg:title/>
          <svg:desc/>
        </draw:frame>
        <draw:frame draw:id="id82" draw:style-name="a575" draw:name="Textfeld 6" svg:x="5.34803in" svg:y="3.56378in" svg:width="0.3in" svg:height="0.37559in">
          <draw:text-box>
            <text:p text:style-name="a574" text:class-names="" text:cond-style-name=""><text:span text:style-name="a573" text:class-names="">*</text:span></text:p>
          </draw:text-box>
          <svg:title/>
          <svg:desc/>
        </draw:frame>
        <draw:frame draw:id="id83" draw:style-name="a581" draw:name="Textfeld 7" svg:x="2.98189in" svg:y="-0.00472in" svg:width="3.13894in" svg:height="0.42188in">
          <draw:text-box>
            <text:p text:style-name="a580" text:class-names="" text:cond-style-name=""><text:span text:style-name="a576" text:class-names="">Training Data<text:s text:c="1"/></text:span><text:span text:style-name="a577" text:class-names="">D</text:span><text:span text:style-name="a578" text:class-names="">, Inducer</text:span><text:span text:style-name="a579" text:class-names=""><text:s text:c="1"/>I</text:span></text:p>
          </draw:text-box>
          <svg:title/>
          <svg:desc/>
        </draw:frame>
        <draw:frame draw:id="id84" draw:style-name="a584" draw:name="Textfeld 9" svg:x="3.72913in" svg:y="2.92598in" svg:width="0.19764in" svg:height="0.46732in">
          <draw:text-box>
            <text:p text:style-name="a583" text:class-names="" text:cond-style-name=""><text:span text:style-name="a582" text:class-names=""/></text:p>
          </draw:text-box>
          <svg:title/>
          <svg:desc/>
        </draw:frame>
        <draw:frame draw:id="id85" draw:style-name="a591" draw:name="Textfeld 10" svg:x="3.97323in" svg:y="1.62795in" svg:width="1.93508in" svg:height="0.42188in">
          <draw:text-box>
            <text:p text:style-name="a590" text:class-names="" text:cond-style-name=""><text:span text:style-name="a585" text:class-names="">Run CV(</text:span><text:span text:style-name="a586" text:class-names="">I</text:span><text:span text:style-name="a587" text:class-names="">,<text:s text:c="1"/></text:span><text:span text:style-name="a588" text:class-names="">λ, S</text:span><text:span text:style-name="a589" text:class-names="">)</text:span></text:p>
          </draw:text-box>
          <svg:title/>
          <svg:desc/>
        </draw:frame>
        <draw:custom-shape svg:width="0.28504in" svg:height="0.37756in" draw:id="id86" draw:style-name="a594" draw:transform="translate(-0.14252in -0.18878in) rotate(-1.55282) translate(5.10318in 2.50337in)" draw:name="Freihandform 11">
          <svg:title/>
          <svg:desc/>
          <text:p text:style-name="a593" text:class-names="" text:cond-style-name=""><text:span text:style-name="a592" text:class-names=""/></text:p>
          <draw:enhanced-geometry xmlns:dr3d="urn:oasis:names:tc:opendocument:xmlns:dr3d:1.0" draw:type="non-primitive" svg:viewBox="0 0 21600 21600" draw:enhanced-path="M ?f8 ?f12 L ?f11 ?f12 ?f11 ?f8 ?f9 ?f10 ?f11 ?f9 ?f11 ?f15 ?f8 ?f15 Z N" draw:text-areas="?f20 ?f12 ?f21 ?f15" draw:modifiers="15412 5395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0"/>
            <draw:equation draw:name="f12" draw:formula="$1"/>
            <draw:equation draw:name="f13" draw:formula="?f9 - ?f8"/>
            <draw:equation draw:name="f14" draw:formula="?f13 / 21600"/>
            <draw:equation draw:name="f15" draw:formula="21600 - ?f12"/>
            <draw:equation draw:name="f16" draw:formula="21600 - ?f11"/>
            <draw:equation draw:name="f17" draw:formula="0 * ?f14"/>
            <draw:equation draw:name="f18" draw:formula="?f16 * ?f12"/>
            <draw:equation draw:name="f19" draw:formula="?f18 / 10800"/>
            <draw:equation draw:name="f20" draw:formula="?f17 / ?f14"/>
            <draw:equation draw:name="f21" draw:formula="?f11 + ?f19"/>
            <draw:equation draw:name="f22" draw:formula="$0 / ?f6"/>
            <draw:equation draw:name="f23" draw:formula="$1 / ?f7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87" draw:style-name="a597" draw:name="Textfeld 13" svg:x="1.91181in" svg:y="0.8248in" svg:width="1.01417in" svg:height="0.37559in">
          <draw:text-box>
            <text:p text:style-name="a596" text:class-names="" text:cond-style-name=""><text:span text:style-name="a595" text:class-names="">Tuning</text:span></text:p>
          </draw:text-box>
          <svg:title/>
          <svg:desc/>
        </draw:frame>
        <draw:custom-shape svg:x="4.89252in" svg:y="0.42126in" svg:width="0.33543in" svg:height="0.38346in" draw:id="id88" draw:style-name="a600" draw:name="Freihandform 14">
          <svg:title/>
          <svg:desc/>
          <text:p text:style-name="a599" text:class-names="" text:cond-style-name=""><text:span text:style-name="a598" text:class-names=""/></text:p>
          <draw:enhanced-geometry xmlns:dr3d="urn:oasis:names:tc:opendocument:xmlns:dr3d:1.0" draw:type="non-primitive" svg:viewBox="0 0 21600 21600" draw:enhanced-path="M ?f11 ?f8 L ?f11 ?f12 ?f8 ?f12 ?f10 ?f9 ?f9 ?f12 ?f15 ?f12 ?f15 ?f8 Z N" draw:text-areas="?f11 ?f20 ?f15 ?f21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?f9 - ?f8"/>
            <draw:equation draw:name="f14" draw:formula="?f13 / 21600"/>
            <draw:equation draw:name="f15" draw:formula="21600 - ?f11"/>
            <draw:equation draw:name="f16" draw:formula="21600 - ?f12"/>
            <draw:equation draw:name="f17" draw:formula="0 * ?f14"/>
            <draw:equation draw:name="f18" draw:formula="?f16 * ?f11"/>
            <draw:equation draw:name="f19" draw:formula="?f18 / 10800"/>
            <draw:equation draw:name="f20" draw:formula="?f17 / ?f14"/>
            <draw:equation draw:name="f21" draw:formula="?f12 + ?f19"/>
            <draw:equation draw:name="f22" draw:formula="$1 / ?f6"/>
            <draw:equation draw:name="f23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svg:x="5.2063in" svg:y="1.27283in" svg:width="0.43661in" svg:height="0.16772in" draw:id="id89" draw:style-name="a603" draw:name="Freihandform 15">
          <svg:title/>
          <svg:desc/>
          <text:p text:style-name="a602" text:class-names="" text:cond-style-name=""><text:span text:style-name="a60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75in" svg:y="1.26575in" svg:width="0.43701in" svg:height="0.16772in" draw:id="id90" draw:style-name="a606" draw:name="Freihandform 16">
          <svg:title/>
          <svg:desc/>
          <text:p text:style-name="a605" text:class-names="" text:cond-style-name=""><text:span text:style-name="a60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83504in" svg:y="1.26575in" svg:width="0.43701in" svg:height="0.16772in" draw:id="id91" draw:style-name="a609" draw:name="Freihandform 17">
          <svg:title/>
          <svg:desc/>
          <text:p text:style-name="a608" text:class-names="" text:cond-style-name=""><text:span text:style-name="a60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4.2937in" svg:y="1.26575in" svg:width="0.43701in" svg:height="0.16772in" draw:id="id92" draw:style-name="a612" draw:name="Freihandform 18">
          <svg:title/>
          <svg:desc/>
          <text:p text:style-name="a611" text:class-names="" text:cond-style-name=""><text:span text:style-name="a61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5.6622in" svg:y="1.26575in" svg:width="0.43701in" svg:height="0.16772in" draw:id="id93" draw:style-name="a615" draw:name="Freihandform 19">
          <svg:title/>
          <svg:desc/>
          <text:p text:style-name="a614" text:class-names="" text:cond-style-name=""><text:span text:style-name="a61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3.46024in" svg:y="1.50591in" svg:width="0.25157in" svg:height="0.25157in" draw:id="id94" draw:style-name="a618" draw:name="Freihandform 21">
          <svg:title/>
          <svg:desc/>
          <text:p text:style-name="a617" text:class-names="" text:cond-style-name=""><text:span text:style-name="a616" text:class-names=""/></text:p>
          <draw:enhanced-geometry xmlns:dr3d="urn:oasis:names:tc:opendocument:xmlns:dr3d:1.0" draw:type="non-primitive" svg:viewBox="0 0 21600 21600" draw:enhanced-path="M ?f10 ?f8 L ?f9 ?f9 ?f8 ?f9 Z N" draw:text-areas="?f14 ?f24 ?f20 ?f26" draw:glue-points="?f10 ?f23 ?f14 ?f24 ?f23 ?f25 ?f24 ?f25 ?f25 ?f25 ?f22 ?f24" draw:glue-point-leaving-directions="-0, -0, -0, -0, -0, -0" draw:modifiers="108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$0"/>
            <draw:equation draw:name="f11" draw:formula="?f9 - ?f8"/>
            <draw:equation draw:name="f12" draw:formula="0 * ?f7"/>
            <draw:equation draw:name="f13" draw:formula="?f11 / 21600"/>
            <draw:equation draw:name="f14" draw:formula="?f10 / 2"/>
            <draw:equation draw:name="f15" draw:formula="21600 - ?f10"/>
            <draw:equation draw:name="f16" draw:formula="18000 * ?f13"/>
            <draw:equation draw:name="f17" draw:formula="10800 * ?f13"/>
            <draw:equation draw:name="f18" draw:formula="0 * ?f13"/>
            <draw:equation draw:name="f19" draw:formula="21600 * ?f13"/>
            <draw:equation draw:name="f20" draw:formula="?f14 + 10800"/>
            <draw:equation draw:name="f21" draw:formula="?f15 / 2"/>
            <draw:equation draw:name="f22" draw:formula="21600 - ?f21"/>
            <draw:equation draw:name="f23" draw:formula="?f18 / ?f13"/>
            <draw:equation draw:name="f24" draw:formula="?f17 / ?f13"/>
            <draw:equation draw:name="f25" draw:formula="?f19 / ?f13"/>
            <draw:equation draw:name="f26" draw:formula="?f16 / ?f13"/>
            <draw:equation draw:name="f27" draw:formula="$0 / ?f6"/>
            <draw:equation draw:name="f28" draw:formula="?f12 / ?f7"/>
            <draw:handle draw:handle-position="$0 ?f28" draw:handle-range-x-minimum="0" draw:handle-range-x-maximum="21600"/>
          </draw:enhanced-geometry>
        </draw:custom-shape>
        <draw:custom-shape svg:width="0.25157in" svg:height="0.25157in" draw:id="id95" draw:style-name="a621" draw:transform="translate(-0.12578in -0.12578in) rotate(-3.12117) translate(6.44017in 1.62917in)" draw:name="Freihandform 22">
          <svg:title/>
          <svg:desc/>
          <text:p text:style-name="a620" text:class-names="" text:cond-style-name=""><text:span text:style-name="a619" text:class-names=""/></text:p>
          <draw:enhanced-geometry xmlns:dr3d="urn:oasis:names:tc:opendocument:xmlns:dr3d:1.0" draw:type="non-primitive" svg:viewBox="0 0 21600 21600" draw:enhanced-path="M ?f10 ?f8 L ?f9 ?f9 ?f8 ?f9 Z N" draw:text-areas="?f14 ?f24 ?f20 ?f26" draw:glue-points="?f10 ?f23 ?f14 ?f24 ?f23 ?f25 ?f24 ?f25 ?f25 ?f25 ?f22 ?f24" draw:glue-point-leaving-directions="-0, -0, -0, -0, -0, -0" draw:modifiers="108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$0"/>
            <draw:equation draw:name="f11" draw:formula="?f9 - ?f8"/>
            <draw:equation draw:name="f12" draw:formula="0 * ?f7"/>
            <draw:equation draw:name="f13" draw:formula="?f11 / 21600"/>
            <draw:equation draw:name="f14" draw:formula="?f10 / 2"/>
            <draw:equation draw:name="f15" draw:formula="21600 - ?f10"/>
            <draw:equation draw:name="f16" draw:formula="18000 * ?f13"/>
            <draw:equation draw:name="f17" draw:formula="10800 * ?f13"/>
            <draw:equation draw:name="f18" draw:formula="0 * ?f13"/>
            <draw:equation draw:name="f19" draw:formula="21600 * ?f13"/>
            <draw:equation draw:name="f20" draw:formula="?f14 + 10800"/>
            <draw:equation draw:name="f21" draw:formula="?f15 / 2"/>
            <draw:equation draw:name="f22" draw:formula="21600 - ?f21"/>
            <draw:equation draw:name="f23" draw:formula="?f18 / ?f13"/>
            <draw:equation draw:name="f24" draw:formula="?f17 / ?f13"/>
            <draw:equation draw:name="f25" draw:formula="?f19 / ?f13"/>
            <draw:equation draw:name="f26" draw:formula="?f16 / ?f13"/>
            <draw:equation draw:name="f27" draw:formula="$0 / ?f6"/>
            <draw:equation draw:name="f28" draw:formula="?f12 / ?f7"/>
            <draw:handle draw:handle-position="$0 ?f28" draw:handle-range-x-minimum="0" draw:handle-range-x-maximum="21600"/>
          </draw:enhanced-geometry>
        </draw:custom-shape>
        <draw:custom-shape svg:x="4.92126in" svg:y="4.4in" svg:width="0.4in" svg:height="0.27559in" draw:id="id96" draw:style-name="a624" draw:name="Freihandform 23">
          <svg:title/>
          <svg:desc/>
          <text:p text:style-name="a623" text:class-names="" text:cond-style-name=""><text:span text:style-name="a622" text:class-names=""/></text:p>
          <draw:enhanced-geometry xmlns:dr3d="urn:oasis:names:tc:opendocument:xmlns:dr3d:1.0" draw:type="non-primitive" svg:viewBox="0 0 21600 21600" draw:enhanced-path="M ?f11 ?f8 L ?f11 ?f12 ?f8 ?f12 ?f10 ?f9 ?f9 ?f12 ?f15 ?f12 ?f15 ?f8 Z N" draw:text-areas="?f11 ?f20 ?f15 ?f21" draw:modifiers="16200 540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21600"/>
            <draw:equation draw:name="f7" draw:formula="?f4 / 21600"/>
            <draw:equation draw:name="f8" draw:formula="0"/>
            <draw:equation draw:name="f9" draw:formula="21600"/>
            <draw:equation draw:name="f10" draw:formula="10800"/>
            <draw:equation draw:name="f11" draw:formula="$1"/>
            <draw:equation draw:name="f12" draw:formula="$0"/>
            <draw:equation draw:name="f13" draw:formula="?f9 - ?f8"/>
            <draw:equation draw:name="f14" draw:formula="?f13 / 21600"/>
            <draw:equation draw:name="f15" draw:formula="21600 - ?f11"/>
            <draw:equation draw:name="f16" draw:formula="21600 - ?f12"/>
            <draw:equation draw:name="f17" draw:formula="0 * ?f14"/>
            <draw:equation draw:name="f18" draw:formula="?f16 * ?f11"/>
            <draw:equation draw:name="f19" draw:formula="?f18 / 10800"/>
            <draw:equation draw:name="f20" draw:formula="?f17 / ?f14"/>
            <draw:equation draw:name="f21" draw:formula="?f12 + ?f19"/>
            <draw:equation draw:name="f22" draw:formula="$1 / ?f6"/>
            <draw:equation draw:name="f23" draw:formula="$0 / ?f7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id="id97" draw:style-name="a628" draw:name="Textfeld 25" svg:x="4.9in" svg:y="5.4in" svg:width="0.6in" svg:height="0.27992in">
          <draw:text-box>
            <text:p text:style-name="a627" text:class-names="" text:cond-style-name=""><draw:frame draw:style-name="a625" text:anchor-type="as-char" svg:x="1173.91736in" svg:y="0in" svg:width="0.55069in" svg:height="0.31688in" style:rel-width="scale" style:rel-height="scale"><draw:object xlink:href="Object 1/" xlink:type="simple" xlink:show="embed" xlink:actuate="onLoad"/></draw:frame><text:span text:style-name="a626" text:class-names=""/></text:p>
          </draw:text-box>
          <svg:title/>
          <svg:desc/>
        </draw:frame>
        <presentation:notes draw:style-name="a634">
          <draw:frame draw:id="id98" draw:style-name="a631" draw:name="Foliennummernplatzhalter 6" svg:x="4.67953in" svg:y="11.10827in" svg:width="3.5878in" svg:height="0.58425in">
            <draw:text-box>
              <text:p text:style-name="a630" text:class-names="" text:cond-style-name=""><text:span text:style-name="a629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99" presentation:style-name="a632" draw:name="Folienbildplatzhalter 1">
            <svg:title/>
            <svg:desc/>
          </draw:page-thumbnail>
          <draw:frame draw:id="id100" presentation:style-name="a633" draw:name="Notizenplatzhalter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foli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el und Inhalt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Abschnitts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Zwei Inhalte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Vergleich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Nur Tite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Leer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Inhalt mit Überschrift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Bild mit Überschrift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el und vertikaler Text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Vertikaler Titel und Text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2">
      <style:graphic-properties draw:fill="none" draw:stroke="non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AR PL SungtiL GB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draw:fill="none" draw:stroke="none"/>
    </style:style>
    <style:style style:family="presentation" style:name="a2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draw:fill="none" draw:stroke="non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430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draw:fill="none" draw:stroke="none"/>
    </style:style>
    <style:style style:family="presentation" style:name="a1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4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">
      <style:graphic-properties draw:fill="none" draw:stroke="non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6">
      <style:graphic-properties draw:fill="none" draw:stroke="non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draw:fill="none" draw:stroke="non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9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2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5">
      <style:graphic-properties draw:fill="none" draw:stroke="non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3">
      <style:graphic-properties draw:fill="none" draw:stroke="non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draw:fill="none" draw:stroke="none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3">
      <style:graphic-properties draw:fill="none" draw:stroke="non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elplatzhalter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platzhalter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Formatvorlagen des Textmasters bearbeite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Zweite Ebene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Dritte Ebene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ünfte Ebene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umsplatzhalter 3" svg:x="0.55118in" svg:y="5.64882in" svg:width="2.56811in" svg:height="0.42717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ußzeilenplatzhalter 4" svg:x="3.77008in" svg:y="5.64882in" svg:width="3.49409in" svg:height="0.42717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Foliennummernplatzhalter 5" svg:x="7.90394in" svg:y="5.64882in" svg:width="2.56811in" svg:height="0.42717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0.23622in" svg:y="0.88858in" svg:width="7.79449in" svg:height="4.38425in" presentation:class="page" draw:id="id5" presentation:style-name="a30" draw:name="Folienbildplatzhalter 1">
          <svg:title/>
          <svg:desc/>
        </draw:page-thumbnail>
        <draw:frame draw:id="id6" presentation:style-name="a33" draw:name="Notizenplatzhalter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Kopfzeilenplatzhalter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umsplatzhalter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ußzeilenplatzhalter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Foliennummernplatzhalter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elfolie" style:page-layout-name="pageLayout1" draw:style-name="a47">
      <draw:frame draw:id="id11" presentation:style-name="a50" draw:name="Titel 1" svg:x="1.37847in" svg:y="1.01563in" svg:width="8.26736in" svg:height="2.15799in" presentation:class="title" presentation:placeholder="false">
        <draw:text-box>
          <text:p text:style-name="a49" text:class-names="" text:cond-style-name=""><text:span text:style-name="a48" text:class-names="">Titelmasterformat durch Klicken bearbeiten</text:span></text:p>
        </draw:text-box>
        <svg:title/>
        <svg:desc/>
      </draw:frame>
      <draw:frame draw:id="id12" presentation:style-name="a53" draw:name="Untertitel 2" svg:x="1.37847in" svg:y="3.25694in" svg:width="8.26736in" svg:height="1.49826in" presentation:class="subtitle" presentation:placeholder="false">
        <draw:text-box>
          <text:p text:style-name="a52" text:class-names="" text:cond-style-name=""><text:span text:style-name="a51" text:class-names="">Formatvorlage des Untertitelmasters durch Klicken bearbeiten</text:span></text:p>
        </draw:text-box>
        <svg:title/>
        <svg:desc/>
      </draw:frame>
      <draw:frame draw:id="id13" presentation:style-name="a56" draw:name="Datumsplatzhalter 3" svg:x="0.55118in" svg:y="5.64882in" svg:width="2.56811in" svg:height="0.42717in" presentation:class="date-time" presentation:placeholder="false">
        <draw:text-box>
          <text:p text:style-name="a55" text:class-names="" text:cond-style-name=""><text:span text:style-name="a54" text:class-names=""/></text:p>
        </draw:text-box>
        <svg:title/>
        <svg:desc/>
      </draw:frame>
      <draw:frame draw:id="id14" presentation:style-name="a59" draw:name="Fußzeilenplatzhalter 4" svg:x="3.77008in" svg:y="5.64882in" svg:width="3.49409in" svg:height="0.42717in" presentation:class="footer" presentation:placeholder="false">
        <draw:text-box>
          <text:p text:style-name="a58" text:class-names="" text:cond-style-name=""><text:span text:style-name="a57" text:class-names=""/></text:p>
        </draw:text-box>
        <svg:title/>
        <svg:desc/>
      </draw:frame>
      <draw:frame draw:id="id15" presentation:style-name="a62" draw:name="Foliennummernplatzhalter 5" svg:x="7.90394in" svg:y="5.64882in" svg:width="2.56811in" svg:height="0.42717in" presentation:class="page-number" presentation:placeholder="false">
        <draw:text-box>
          <text:p text:style-name="a61" text:class-names="" text:cond-style-name=""><text:span text:style-name="a60" text:class-names=""><text:page-number style:num-format="1" text:fixed="false"/></text:span></text:p>
        </draw:text-box>
        <svg:title/>
        <svg:desc/>
      </draw:frame>
      <presentation:notes style:page-layout-name="pageLayout2" draw:style-name="a79">
        <draw:page-thumbnail svg:x="0.23622in" svg:y="0.88858in" svg:width="7.79449in" svg:height="4.38425in" presentation:class="page" draw:id="id5" presentation:style-name="a63" draw:name="Folienbildplatzhalter 1">
          <svg:title/>
          <svg:desc/>
        </draw:page-thumbnail>
        <draw:frame draw:id="id6" presentation:style-name="a66" draw:name="Notizenplatzhalter 2" svg:x="0.82677in" svg:y="5.55394in" svg:width="6.61378in" svg:height="5.26142in" presentation:class="notes" presentation:placeholder="false">
          <draw:text-box>
            <text:p text:style-name="a65" text:class-names="" text:cond-style-name=""><text:span text:style-name="a64" text:class-names=""/></text:p>
          </draw:text-box>
          <svg:title/>
          <svg:desc/>
        </draw:frame>
        <draw:frame draw:id="id7" presentation:style-name="a69" draw:name="Kopfzeilenplatzhalter 3" svg:x="0in" svg:y="0in" svg:width="3.5878in" svg:height="0.58425in" presentation:class="header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8" presentation:style-name="a72" draw:name="Datumsplatzhalter 4" svg:x="4.67953in" svg:y="0in" svg:width="3.5878in" svg:height="0.58425in" presentation:class="date-time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9" presentation:style-name="a75" draw:name="Fußzeilenplatzhalter 5" svg:x="0in" svg:y="11.10827in" svg:width="3.5878in" svg:height="0.58425in" presentation:class="footer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10" presentation:style-name="a78" draw:name="Foliennummernplatzhalter 6" svg:x="4.67953in" svg:y="11.10827in" svg:width="3.5878in" svg:height="0.58425in" presentation:class="page-number" presentation:placeholder="false">
          <draw:text-box>
            <text:p text:style-name="a77" text:class-names="" text:cond-style-name=""><text:span text:style-name="a7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el-und-Inhalt" style:page-layout-name="pageLayout1" draw:style-name="a80">
      <draw:frame draw:id="id16" presentation:style-name="a83" draw:name="Titel 1" svg:x="0.55118in" svg:y="0.24724in" svg:width="9.92087in" svg:height="1.03504in" presentation:class="title" presentation:placeholder="false">
        <draw:text-box>
          <text:p text:style-name="a82" text:class-names="" text:cond-style-name=""><text:span text:style-name="a81" text:class-names="">Titelmasterformat durch Klicken bearbeiten</text:span></text:p>
        </draw:text-box>
        <svg:title/>
        <svg:desc/>
      </draw:frame>
      <draw:frame draw:id="id17" presentation:style-name="a98" draw:name="Inhaltsplatzhalter 2" svg:x="0.55118in" svg:y="1.45079in" svg:width="9.92087in" svg:height="3.59606in" presentation:class="object" presentation:placeholder="false">
        <draw:text-box>
          <text:p text:style-name="a85" text:class-names="" text:cond-style-name=""><text:span text:style-name="a84" text:class-names="">Formatvorlagen des Textmasters bearbeiten</text:span></text:p>
          <text:list text:style-name="a88">
            <text:list-item>
              <text:list text:style-name="a88">
                <text:list-item>
                  <text:p text:style-name="a87" text:class-names="" text:cond-style-name=""><text:span text:style-name="a86" text:class-names="">Zweite Ebene</text:span></text:p>
                </text:list-item>
              </text:list>
            </text:list-item>
          </text:list>
          <text:list text:style-name="a91">
            <text:list-item>
              <text:list text:style-name="a91">
                <text:list-item>
                  <text:list text:style-name="a91">
                    <text:list-item>
                      <text:p text:style-name="a90" text:class-names="" text:cond-style-name=""><text:span text:style-name="a89" text:class-names="">Dritte Ebene</text:span></text:p>
                    </text:list-item>
                  </text:list>
                </text:list-item>
              </text:list>
            </text:list-item>
          </text:list>
          <text:list text:style-name="a94">
            <text:list-item>
              <text:list text:style-name="a94">
                <text:list-item>
                  <text:list text:style-name="a94">
                    <text:list-item>
                      <text:list text:style-name="a94">
                        <text:list-item>
                          <text:p text:style-name="a93" text:class-names="" text:cond-style-name=""><text:span text:style-name="a92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7">
            <text:list-item>
              <text:list text:style-name="a97">
                <text:list-item>
                  <text:list text:style-name="a97">
                    <text:list-item>
                      <text:list text:style-name="a97">
                        <text:list-item>
                          <text:list text:style-name="a97">
                            <text:list-item>
                              <text:p text:style-name="a96" text:class-names="" text:cond-style-name=""><text:span text:style-name="a95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1" draw:name="Datumsplatzhalter 3" svg:x="0.55118in" svg:y="5.64882in" svg:width="2.56811in" svg:height="0.42717in" presentation:class="date-time" presentation:placeholder="false">
        <draw:text-box>
          <text:p text:style-name="a100" text:class-names="" text:cond-style-name=""><text:span text:style-name="a99" text:class-names=""/></text:p>
        </draw:text-box>
        <svg:title/>
        <svg:desc/>
      </draw:frame>
      <draw:frame draw:id="id19" presentation:style-name="a104" draw:name="Fußzeilenplatzhalter 4" svg:x="3.77008in" svg:y="5.64882in" svg:width="3.49409in" svg:height="0.42717in" presentation:class="footer" presentation:placeholder="false">
        <draw:text-box>
          <text:p text:style-name="a103" text:class-names="" text:cond-style-name=""><text:span text:style-name="a102" text:class-names=""/></text:p>
        </draw:text-box>
        <svg:title/>
        <svg:desc/>
      </draw:frame>
      <draw:frame draw:id="id20" presentation:style-name="a107" draw:name="Foliennummernplatzhalter 5" svg:x="7.90394in" svg:y="5.64882in" svg:width="2.56811in" svg:height="0.42717in" presentation:class="page-number" presentation:placeholder="false">
        <draw:text-box>
          <text:p text:style-name="a106" text:class-names="" text:cond-style-name=""><text:span text:style-name="a105" text:class-names=""><text:page-number style:num-format="1" text:fixed="false"/></text:span></text:p>
        </draw:text-box>
        <svg:title/>
        <svg:desc/>
      </draw:frame>
      <presentation:notes style:page-layout-name="pageLayout2" draw:style-name="a124">
        <draw:page-thumbnail svg:x="0.23622in" svg:y="0.88858in" svg:width="7.79449in" svg:height="4.38425in" presentation:class="page" draw:id="id5" presentation:style-name="a108" draw:name="Folienbildplatzhalter 1">
          <svg:title/>
          <svg:desc/>
        </draw:page-thumbnail>
        <draw:frame draw:id="id6" presentation:style-name="a111" draw:name="Notizenplatzhalter 2" svg:x="0.82677in" svg:y="5.55394in" svg:width="6.61378in" svg:height="5.26142in" presentation:class="notes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7" presentation:style-name="a114" draw:name="Kopfzeilenplatzhalter 3" svg:x="0in" svg:y="0in" svg:width="3.5878in" svg:height="0.58425in" presentation:class="header" presentation:placeholder="false">
          <draw:text-box>
            <text:p text:style-name="a113" text:class-names="" text:cond-style-name=""><text:span text:style-name="a112" text:class-names=""/></text:p>
          </draw:text-box>
          <svg:title/>
          <svg:desc/>
        </draw:frame>
        <draw:frame draw:id="id8" presentation:style-name="a117" draw:name="Datumsplatzhalter 4" svg:x="4.67953in" svg:y="0in" svg:width="3.5878in" svg:height="0.58425in" presentation:class="date-time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9" presentation:style-name="a120" draw:name="Fußzeilenplatzhalter 5" svg:x="0in" svg:y="11.10827in" svg:width="3.5878in" svg:height="0.58425in" presentation:class="foot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10" presentation:style-name="a123" draw:name="Foliennummernplatzhalter 6" svg:x="4.67953in" svg:y="11.10827in" svg:width="3.5878in" svg:height="0.58425in" presentation:class="page-number" presentation:placeholder="false">
          <draw:text-box>
            <text:p text:style-name="a122" text:class-names="" text:cond-style-name=""><text:span text:style-name="a1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Abschnitts" style:page-layout-name="pageLayout1" draw:style-name="a125">
      <draw:frame draw:id="id21" presentation:style-name="a128" draw:name="Titel 1" svg:x="0.75174in" svg:y="1.54688in" svg:width="9.50868in" svg:height="2.57812in" presentation:class="title" presentation:placeholder="false">
        <draw:text-box>
          <text:p text:style-name="a127" text:class-names="" text:cond-style-name=""><text:span text:style-name="a126" text:class-names="">Titelmasterformat durch Klicken bearbeiten</text:span></text:p>
        </draw:text-box>
        <svg:title/>
        <svg:desc/>
      </draw:frame>
      <draw:frame draw:id="id22" presentation:style-name="a132" draw:name="Textplatzhalter 2" svg:x="0.75174in" svg:y="4.14931in" svg:width="9.50868in" svg:height="1.35764in" presentation:class="outline" presentation:placeholder="false">
        <draw:text-box>
          <text:list text:style-name="a131">
            <text:list-item>
              <text:p text:style-name="a130" text:class-names="" text:cond-style-name=""><text:span text:style-name="a129" text:class-names="">Formatvorlagen des Textmasters bearbeiten</text:span></text:p>
            </text:list-item>
          </text:list>
        </draw:text-box>
        <svg:title/>
        <svg:desc/>
      </draw:frame>
      <draw:frame draw:id="id23" presentation:style-name="a135" draw:name="Datumsplatzhalter 3" svg:x="0.55118in" svg:y="5.64882in" svg:width="2.56811in" svg:height="0.42717in" presentation:class="date-time" presentation:placeholder="false">
        <draw:text-box>
          <text:p text:style-name="a134" text:class-names="" text:cond-style-name=""><text:span text:style-name="a133" text:class-names=""/></text:p>
        </draw:text-box>
        <svg:title/>
        <svg:desc/>
      </draw:frame>
      <draw:frame draw:id="id24" presentation:style-name="a138" draw:name="Fußzeilenplatzhalter 4" svg:x="3.77008in" svg:y="5.64882in" svg:width="3.49409in" svg:height="0.42717in" presentation:class="footer" presentation:placeholder="false">
        <draw:text-box>
          <text:p text:style-name="a137" text:class-names="" text:cond-style-name=""><text:span text:style-name="a136" text:class-names=""/></text:p>
        </draw:text-box>
        <svg:title/>
        <svg:desc/>
      </draw:frame>
      <draw:frame draw:id="id25" presentation:style-name="a141" draw:name="Foliennummernplatzhalter 5" svg:x="7.90394in" svg:y="5.64882in" svg:width="2.56811in" svg:height="0.42717in" presentation:class="page-number" presentation:placeholder="false">
        <draw:text-box>
          <text:p text:style-name="a140" text:class-names="" text:cond-style-name=""><text:span text:style-name="a139" text:class-names=""><text:page-number style:num-format="1" text:fixed="false"/></text:span></text:p>
        </draw:text-box>
        <svg:title/>
        <svg:desc/>
      </draw:frame>
      <presentation:notes style:page-layout-name="pageLayout2" draw:style-name="a158">
        <draw:page-thumbnail svg:x="0.23622in" svg:y="0.88858in" svg:width="7.79449in" svg:height="4.38425in" presentation:class="page" draw:id="id5" presentation:style-name="a142" draw:name="Folienbildplatzhalter 1">
          <svg:title/>
          <svg:desc/>
        </draw:page-thumbnail>
        <draw:frame draw:id="id6" presentation:style-name="a145" draw:name="Notizenplatzhalter 2" svg:x="0.82677in" svg:y="5.55394in" svg:width="6.61378in" svg:height="5.26142in" presentation:class="notes" presentation:placeholder="false">
          <draw:text-box>
            <text:p text:style-name="a144" text:class-names="" text:cond-style-name=""><text:span text:style-name="a143" text:class-names=""/></text:p>
          </draw:text-box>
          <svg:title/>
          <svg:desc/>
        </draw:frame>
        <draw:frame draw:id="id7" presentation:style-name="a148" draw:name="Kopfzeilenplatzhalter 3" svg:x="0in" svg:y="0in" svg:width="3.5878in" svg:height="0.58425in" presentation:class="head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8" presentation:style-name="a151" draw:name="Datumsplatzhalter 4" svg:x="4.67953in" svg:y="0in" svg:width="3.5878in" svg:height="0.58425in" presentation:class="date-time" presentation:placeholder="false">
          <draw:text-box>
            <text:p text:style-name="a150" text:class-names="" text:cond-style-name=""><text:span text:style-name="a149" text:class-names=""/></text:p>
          </draw:text-box>
          <svg:title/>
          <svg:desc/>
        </draw:frame>
        <draw:frame draw:id="id9" presentation:style-name="a154" draw:name="Fußzeilenplatzhalter 5" svg:x="0in" svg:y="11.10827in" svg:width="3.5878in" svg:height="0.58425in" presentation:class="foot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10" presentation:style-name="a157" draw:name="Foliennummernplatzhalter 6" svg:x="4.67953in" svg:y="11.10827in" svg:width="3.5878in" svg:height="0.58425in" presentation:class="page-number" presentation:placeholder="false">
          <draw:text-box>
            <text:p text:style-name="a156" text:class-names="" text:cond-style-name=""><text:span text:style-name="a1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Zwei-Inhalte" style:page-layout-name="pageLayout1" draw:style-name="a159">
      <draw:frame draw:id="id26" presentation:style-name="a162" draw:name="Titel 1" svg:x="0.55118in" svg:y="0.24724in" svg:width="9.92087in" svg:height="1.03504in" presentation:class="title" presentation:placeholder="false">
        <draw:text-box>
          <text:p text:style-name="a161" text:class-names="" text:cond-style-name=""><text:span text:style-name="a160" text:class-names="">Titelmasterformat durch Klicken bearbeiten</text:span></text:p>
        </draw:text-box>
        <svg:title/>
        <svg:desc/>
      </draw:frame>
      <draw:frame draw:id="id27" presentation:style-name="a177" draw:name="Inhaltsplatzhalter 2" svg:x="0.55035in" svg:y="1.45139in" svg:width="4.87674in" svg:height="3.59549in" presentation:class="object" presentation:placeholder="false">
        <draw:text-box>
          <text:p text:style-name="a164" text:class-names="" text:cond-style-name=""><text:span text:style-name="a163" text:class-names="">Formatvorlagen des Textmasters bearbeiten</text:span></text:p>
          <text:list text:style-name="a167">
            <text:list-item>
              <text:list text:style-name="a167">
                <text:list-item>
                  <text:p text:style-name="a166" text:class-names="" text:cond-style-name=""><text:span text:style-name="a165" text:class-names="">Zweite Ebene</text:span></text:p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p text:style-name="a169" text:class-names="" text:cond-style-name=""><text:span text:style-name="a168" text:class-names="">Dritte Ebene</text:span></text:p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p text:style-name="a172" text:class-names="" text:cond-style-name=""><text:span text:style-name="a171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6">
            <text:list-item>
              <text:list text:style-name="a176">
                <text:list-item>
                  <text:list text:style-name="a176">
                    <text:list-item>
                      <text:list text:style-name="a176">
                        <text:list-item>
                          <text:list text:style-name="a176">
                            <text:list-item>
                              <text:p text:style-name="a175" text:class-names="" text:cond-style-name=""><text:span text:style-name="a174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2" draw:name="Inhaltsplatzhalter 3" svg:x="5.59375in" svg:y="1.45139in" svg:width="4.87847in" svg:height="3.59549in" presentation:class="object" presentation:placeholder="false">
        <draw:text-box>
          <text:p text:style-name="a179" text:class-names="" text:cond-style-name=""><text:span text:style-name="a178" text:class-names="">Formatvorlagen des Textmasters bearbeiten</text:span></text:p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Zweite Ebene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Dritte Ebene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5" draw:name="Datumsplatzhalter 4" svg:x="0.55118in" svg:y="5.64882in" svg:width="2.56811in" svg:height="0.42717in" presentation:class="date-time" presentation:placeholder="false">
        <draw:text-box>
          <text:p text:style-name="a194" text:class-names="" text:cond-style-name=""><text:span text:style-name="a193" text:class-names=""/></text:p>
        </draw:text-box>
        <svg:title/>
        <svg:desc/>
      </draw:frame>
      <draw:frame draw:id="id30" presentation:style-name="a198" draw:name="Fußzeilenplatzhalter 5" svg:x="3.77008in" svg:y="5.64882in" svg:width="3.49409in" svg:height="0.42717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31" presentation:style-name="a201" draw:name="Foliennummernplatzhalter 6" svg:x="7.90394in" svg:y="5.64882in" svg:width="2.56811in" svg:height="0.42717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18">
        <draw:page-thumbnail svg:x="0.23622in" svg:y="0.88858in" svg:width="7.79449in" svg:height="4.38425in" presentation:class="page" draw:id="id5" presentation:style-name="a202" draw:name="Folienbildplatzhalter 1">
          <svg:title/>
          <svg:desc/>
        </draw:page-thumbnail>
        <draw:frame draw:id="id6" presentation:style-name="a205" draw:name="Notizenplatzhalter 2" svg:x="0.82677in" svg:y="5.55394in" svg:width="6.61378in" svg:height="5.26142in" presentation:class="notes" presentation:placeholder="false">
          <draw:text-box>
            <text:p text:style-name="a204" text:class-names="" text:cond-style-name=""><text:span text:style-name="a203" text:class-names=""/></text:p>
          </draw:text-box>
          <svg:title/>
          <svg:desc/>
        </draw:frame>
        <draw:frame draw:id="id7" presentation:style-name="a208" draw:name="Kopfzeilenplatzhalter 3" svg:x="0in" svg:y="0in" svg:width="3.5878in" svg:height="0.58425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8" presentation:style-name="a211" draw:name="Datumsplatzhalter 4" svg:x="4.67953in" svg:y="0in" svg:width="3.5878in" svg:height="0.58425in" presentation:class="date-time" presentation:placeholder="false">
          <draw:text-box>
            <text:p text:style-name="a210" text:class-names="" text:cond-style-name=""><text:span text:style-name="a209" text:class-names=""/></text:p>
          </draw:text-box>
          <svg:title/>
          <svg:desc/>
        </draw:frame>
        <draw:frame draw:id="id9" presentation:style-name="a214" draw:name="Fußzeilenplatzhalter 5" svg:x="0in" svg:y="11.10827in" svg:width="3.5878in" svg:height="0.58425in" presentation:class="footer" presentation:placeholder="false">
          <draw:text-box>
            <text:p text:style-name="a213" text:class-names="" text:cond-style-name=""><text:span text:style-name="a212" text:class-names=""/></text:p>
          </draw:text-box>
          <svg:title/>
          <svg:desc/>
        </draw:frame>
        <draw:frame draw:id="id10" presentation:style-name="a217" draw:name="Foliennummernplatzhalter 6" svg:x="4.67953in" svg:y="11.10827in" svg:width="3.5878in" svg:height="0.58425in" presentation:class="page-number" presentation:placeholder="false">
          <draw:text-box>
            <text:p text:style-name="a216" text:class-names="" text:cond-style-name=""><text:span text:style-name="a21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Vergleich" style:page-layout-name="pageLayout1" draw:style-name="a219">
      <draw:frame draw:id="id32" presentation:style-name="a222" draw:name="Titel 1" svg:x="0.75868in" svg:y="0.32986in" svg:width="9.50868in" svg:height="1.19965in" presentation:class="title" presentation:placeholder="false">
        <draw:text-box>
          <text:p text:style-name="a221" text:class-names="" text:cond-style-name=""><text:span text:style-name="a220" text:class-names="">Titelmasterformat durch Klicken bearbeiten</text:span></text:p>
        </draw:text-box>
        <svg:title/>
        <svg:desc/>
      </draw:frame>
      <draw:frame draw:id="id33" presentation:style-name="a226" draw:name="Textplatzhalter 2" svg:x="0.75868in" svg:y="1.52083in" svg:width="4.66493in" svg:height="0.74479in" presentation:class="outline" presentation:placeholder="false">
        <draw:text-box>
          <text:list text:style-name="a225">
            <text:list-item>
              <text:p text:style-name="a224" text:class-names="" text:cond-style-name=""><text:span text:style-name="a223" text:class-names="">Formatvorlagen des Textmasters bearbeiten</text:span></text:p>
            </text:list-item>
          </text:list>
        </draw:text-box>
        <svg:title/>
        <svg:desc/>
      </draw:frame>
      <draw:frame draw:id="id34" presentation:style-name="a241" draw:name="Inhaltsplatzhalter 3" svg:x="0.75868in" svg:y="2.26563in" svg:width="4.66493in" svg:height="3.3316in" presentation:class="object" presentation:placeholder="false">
        <draw:text-box>
          <text:p text:style-name="a228" text:class-names="" text:cond-style-name=""><text:span text:style-name="a227" text:class-names="">Formatvorlagen des Textmasters bearbeiten</text:span></text:p>
          <text:list text:style-name="a231">
            <text:list-item>
              <text:list text:style-name="a231">
                <text:list-item>
                  <text:p text:style-name="a230" text:class-names="" text:cond-style-name=""><text:span text:style-name="a229" text:class-names="">Zweite Ebene</text:span></text:p>
                </text:list-item>
              </text:list>
            </text:list-item>
          </text:list>
          <text:list text:style-name="a234">
            <text:list-item>
              <text:list text:style-name="a234">
                <text:list-item>
                  <text:list text:style-name="a234">
                    <text:list-item>
                      <text:p text:style-name="a233" text:class-names="" text:cond-style-name=""><text:span text:style-name="a232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7">
            <text:list-item>
              <text:list text:style-name="a237">
                <text:list-item>
                  <text:list text:style-name="a237">
                    <text:list-item>
                      <text:list text:style-name="a237">
                        <text:list-item>
                          <text:p text:style-name="a236" text:class-names="" text:cond-style-name=""><text:span text:style-name="a23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0">
            <text:list-item>
              <text:list text:style-name="a240">
                <text:list-item>
                  <text:list text:style-name="a240">
                    <text:list-item>
                      <text:list text:style-name="a240">
                        <text:list-item>
                          <text:list text:style-name="a240">
                            <text:list-item>
                              <text:p text:style-name="a239" text:class-names="" text:cond-style-name=""><text:span text:style-name="a238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5" draw:name="Textplatzhalter 4" svg:x="5.5816in" svg:y="1.52083in" svg:width="4.68576in" svg:height="0.74479in" presentation:class="outline" presentation:placeholder="false">
        <draw:text-box>
          <text:list text:style-name="a244">
            <text:list-item>
              <text:p text:style-name="a243" text:class-names="" text:cond-style-name=""><text:span text:style-name="a242" text:class-names="">Formatvorlagen des Textmasters bearbeiten</text:span></text:p>
            </text:list-item>
          </text:list>
        </draw:text-box>
        <svg:title/>
        <svg:desc/>
      </draw:frame>
      <draw:frame draw:id="id36" presentation:style-name="a260" draw:name="Inhaltsplatzhalter 5" svg:x="5.5816in" svg:y="2.26563in" svg:width="4.68576in" svg:height="3.3316in" presentation:class="object" presentation:placeholder="false">
        <draw:text-box>
          <text:p text:style-name="a247" text:class-names="" text:cond-style-name=""><text:span text:style-name="a246" text:class-names="">Formatvorlagen des Textmasters bearbeiten</text:span></text:p>
          <text:list text:style-name="a250">
            <text:list-item>
              <text:list text:style-name="a250">
                <text:list-item>
                  <text:p text:style-name="a249" text:class-names="" text:cond-style-name=""><text:span text:style-name="a248" text:class-names="">Zweite Ebene</text:span></text:p>
                </text:list-item>
              </text:list>
            </text:list-item>
          </text:list>
          <text:list text:style-name="a253">
            <text:list-item>
              <text:list text:style-name="a253">
                <text:list-item>
                  <text:list text:style-name="a253">
                    <text:list-item>
                      <text:p text:style-name="a252" text:class-names="" text:cond-style-name=""><text:span text:style-name="a251" text:class-names="">Dritte Ebene</text:span></text:p>
                    </text:list-item>
                  </text:list>
                </text:list-item>
              </text:list>
            </text:list-item>
          </text:list>
          <text:list text:style-name="a256">
            <text:list-item>
              <text:list text:style-name="a256">
                <text:list-item>
                  <text:list text:style-name="a256">
                    <text:list-item>
                      <text:list text:style-name="a256">
                        <text:list-item>
                          <text:p text:style-name="a255" text:class-names="" text:cond-style-name=""><text:span text:style-name="a25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9">
            <text:list-item>
              <text:list text:style-name="a259">
                <text:list-item>
                  <text:list text:style-name="a259">
                    <text:list-item>
                      <text:list text:style-name="a259">
                        <text:list-item>
                          <text:list text:style-name="a259">
                            <text:list-item>
                              <text:p text:style-name="a258" text:class-names="" text:cond-style-name=""><text:span text:style-name="a257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3" draw:name="Datumsplatzhalter 6" svg:x="0.55118in" svg:y="5.64882in" svg:width="2.56811in" svg:height="0.42717in" presentation:class="date-time" presentation:placeholder="false">
        <draw:text-box>
          <text:p text:style-name="a262" text:class-names="" text:cond-style-name=""><text:span text:style-name="a261" text:class-names=""/></text:p>
        </draw:text-box>
        <svg:title/>
        <svg:desc/>
      </draw:frame>
      <draw:frame draw:id="id38" presentation:style-name="a266" draw:name="Fußzeilenplatzhalter 7" svg:x="3.77008in" svg:y="5.64882in" svg:width="3.49409in" svg:height="0.42717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39" presentation:style-name="a269" draw:name="Foliennummernplatzhalter 8" svg:x="7.90394in" svg:y="5.64882in" svg:width="2.56811in" svg:height="0.42717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/></text:span></text:p>
        </draw:text-box>
        <svg:title/>
        <svg:desc/>
      </draw:frame>
      <presentation:notes style:page-layout-name="pageLayout2" draw:style-name="a286">
        <draw:page-thumbnail svg:x="0.23622in" svg:y="0.88858in" svg:width="7.79449in" svg:height="4.38425in" presentation:class="page" draw:id="id5" presentation:style-name="a270" draw:name="Folienbildplatzhalter 1">
          <svg:title/>
          <svg:desc/>
        </draw:page-thumbnail>
        <draw:frame draw:id="id6" presentation:style-name="a273" draw:name="Notizenplatzhalter 2" svg:x="0.82677in" svg:y="5.55394in" svg:width="6.61378in" svg:height="5.26142in" presentation:class="notes" presentation:placeholder="false">
          <draw:text-box>
            <text:p text:style-name="a272" text:class-names="" text:cond-style-name=""><text:span text:style-name="a271" text:class-names=""/></text:p>
          </draw:text-box>
          <svg:title/>
          <svg:desc/>
        </draw:frame>
        <draw:frame draw:id="id7" presentation:style-name="a276" draw:name="Kopfzeilenplatzhalter 3" svg:x="0in" svg:y="0in" svg:width="3.5878in" svg:height="0.58425in" presentation:class="head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8" presentation:style-name="a279" draw:name="Datumsplatzhalter 4" svg:x="4.67953in" svg:y="0in" svg:width="3.5878in" svg:height="0.58425in" presentation:class="date-time" presentation:placeholder="false">
          <draw:text-box>
            <text:p text:style-name="a278" text:class-names="" text:cond-style-name=""><text:span text:style-name="a277" text:class-names=""/></text:p>
          </draw:text-box>
          <svg:title/>
          <svg:desc/>
        </draw:frame>
        <draw:frame draw:id="id9" presentation:style-name="a282" draw:name="Fußzeilenplatzhalter 5" svg:x="0in" svg:y="11.10827in" svg:width="3.5878in" svg:height="0.58425in" presentation:class="footer" presentation:placeholder="false">
          <draw:text-box>
            <text:p text:style-name="a281" text:class-names="" text:cond-style-name=""><text:span text:style-name="a280" text:class-names=""/></text:p>
          </draw:text-box>
          <svg:title/>
          <svg:desc/>
        </draw:frame>
        <draw:frame draw:id="id10" presentation:style-name="a285" draw:name="Foliennummernplatzhalter 6" svg:x="4.67953in" svg:y="11.10827in" svg:width="3.5878in" svg:height="0.58425in" presentation:class="page-number" presentation:placeholder="false">
          <draw:text-box>
            <text:p text:style-name="a284" text:class-names="" text:cond-style-name=""><text:span text:style-name="a2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Nur-Titel" style:page-layout-name="pageLayout1" draw:style-name="a287">
      <draw:frame draw:id="id40" presentation:style-name="a290" draw:name="Titel 1" svg:x="0.55118in" svg:y="0.24724in" svg:width="9.92087in" svg:height="1.03504in" presentation:class="title" presentation:placeholder="false">
        <draw:text-box>
          <text:p text:style-name="a289" text:class-names="" text:cond-style-name=""><text:span text:style-name="a288" text:class-names="">Titelmasterformat durch Klicken bearbeiten</text:span></text:p>
        </draw:text-box>
        <svg:title/>
        <svg:desc/>
      </draw:frame>
      <draw:frame draw:id="id41" presentation:style-name="a293" draw:name="Datumsplatzhalter 2" svg:x="0.55118in" svg:y="5.64882in" svg:width="2.56811in" svg:height="0.42717in" presentation:class="date-time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42" presentation:style-name="a296" draw:name="Fußzeilenplatzhalter 3" svg:x="3.77008in" svg:y="5.64882in" svg:width="3.49409in" svg:height="0.42717in" presentation:class="footer" presentation:placeholder="false">
        <draw:text-box>
          <text:p text:style-name="a295" text:class-names="" text:cond-style-name=""><text:span text:style-name="a294" text:class-names=""/></text:p>
        </draw:text-box>
        <svg:title/>
        <svg:desc/>
      </draw:frame>
      <draw:frame draw:id="id43" presentation:style-name="a299" draw:name="Foliennummernplatzhalter 4" svg:x="7.90394in" svg:y="5.64882in" svg:width="2.56811in" svg:height="0.42717in" presentation:class="page-number" presentation:placeholder="false">
        <draw:text-box>
          <text:p text:style-name="a298" text:class-names="" text:cond-style-name=""><text:span text:style-name="a297" text:class-names=""><text:page-number style:num-format="1" text:fixed="false"/></text:span></text:p>
        </draw:text-box>
        <svg:title/>
        <svg:desc/>
      </draw:frame>
      <presentation:notes style:page-layout-name="pageLayout2" draw:style-name="a316">
        <draw:page-thumbnail svg:x="0.23622in" svg:y="0.88858in" svg:width="7.79449in" svg:height="4.38425in" presentation:class="page" draw:id="id5" presentation:style-name="a300" draw:name="Folienbildplatzhalter 1">
          <svg:title/>
          <svg:desc/>
        </draw:page-thumbnail>
        <draw:frame draw:id="id6" presentation:style-name="a303" draw:name="Notizenplatzhalter 2" svg:x="0.82677in" svg:y="5.55394in" svg:width="6.61378in" svg:height="5.26142in" presentation:class="notes" presentation:placeholder="false">
          <draw:text-box>
            <text:p text:style-name="a302" text:class-names="" text:cond-style-name=""><text:span text:style-name="a301" text:class-names=""/></text:p>
          </draw:text-box>
          <svg:title/>
          <svg:desc/>
        </draw:frame>
        <draw:frame draw:id="id7" presentation:style-name="a306" draw:name="Kopfzeilenplatzhalter 3" svg:x="0in" svg:y="0in" svg:width="3.5878in" svg:height="0.58425in" presentation:class="header" presentation:placeholder="false">
          <draw:text-box>
            <text:p text:style-name="a305" text:class-names="" text:cond-style-name=""><text:span text:style-name="a304" text:class-names=""/></text:p>
          </draw:text-box>
          <svg:title/>
          <svg:desc/>
        </draw:frame>
        <draw:frame draw:id="id8" presentation:style-name="a309" draw:name="Datumsplatzhalter 4" svg:x="4.67953in" svg:y="0in" svg:width="3.5878in" svg:height="0.58425in" presentation:class="date-time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9" presentation:style-name="a312" draw:name="Fußzeilenplatzhalter 5" svg:x="0in" svg:y="11.10827in" svg:width="3.5878in" svg:height="0.58425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10" presentation:style-name="a315" draw:name="Foliennummernplatzhalter 6" svg:x="4.67953in" svg:y="11.10827in" svg:width="3.5878in" svg:height="0.58425in" presentation:class="page-number" presentation:placeholder="false">
          <draw:text-box>
            <text:p text:style-name="a314" text:class-names="" text:cond-style-name=""><text:span text:style-name="a3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Leer" style:page-layout-name="pageLayout1" draw:style-name="a317">
      <draw:frame draw:id="id44" presentation:style-name="a320" draw:name="Datumsplatzhalter 1" svg:x="0.55118in" svg:y="5.64882in" svg:width="2.56811in" svg:height="0.42717in" presentation:class="date-time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45" presentation:style-name="a323" draw:name="Fußzeilenplatzhalter 2" svg:x="3.77008in" svg:y="5.64882in" svg:width="3.49409in" svg:height="0.42717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46" presentation:style-name="a326" draw:name="Foliennummernplatzhalter 3" svg:x="7.90394in" svg:y="5.64882in" svg:width="2.56811in" svg:height="0.42717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  <presentation:notes style:page-layout-name="pageLayout2" draw:style-name="a343">
        <draw:page-thumbnail svg:x="0.23622in" svg:y="0.88858in" svg:width="7.79449in" svg:height="4.38425in" presentation:class="page" draw:id="id5" presentation:style-name="a327" draw:name="Folienbildplatzhalter 1">
          <svg:title/>
          <svg:desc/>
        </draw:page-thumbnail>
        <draw:frame draw:id="id6" presentation:style-name="a330" draw:name="Notizenplatzhalter 2" svg:x="0.82677in" svg:y="5.55394in" svg:width="6.61378in" svg:height="5.26142in" presentation:class="notes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7" presentation:style-name="a333" draw:name="Kopfzeilenplatzhalter 3" svg:x="0in" svg:y="0in" svg:width="3.5878in" svg:height="0.58425in" presentation:class="header" presentation:placeholder="false">
          <draw:text-box>
            <text:p text:style-name="a332" text:class-names="" text:cond-style-name=""><text:span text:style-name="a331" text:class-names=""/></text:p>
          </draw:text-box>
          <svg:title/>
          <svg:desc/>
        </draw:frame>
        <draw:frame draw:id="id8" presentation:style-name="a336" draw:name="Datumsplatzhalter 4" svg:x="4.67953in" svg:y="0in" svg:width="3.5878in" svg:height="0.58425in" presentation:class="date-time" presentation:placeholder="false">
          <draw:text-box>
            <text:p text:style-name="a335" text:class-names="" text:cond-style-name=""><text:span text:style-name="a334" text:class-names=""/></text:p>
          </draw:text-box>
          <svg:title/>
          <svg:desc/>
        </draw:frame>
        <draw:frame draw:id="id9" presentation:style-name="a339" draw:name="Fußzeilenplatzhalter 5" svg:x="0in" svg:y="11.10827in" svg:width="3.5878in" svg:height="0.58425in" presentation:class="footer" presentation:placeholder="false">
          <draw:text-box>
            <text:p text:style-name="a338" text:class-names="" text:cond-style-name=""><text:span text:style-name="a337" text:class-names=""/></text:p>
          </draw:text-box>
          <svg:title/>
          <svg:desc/>
        </draw:frame>
        <draw:frame draw:id="id10" presentation:style-name="a342" draw:name="Foliennummernplatzhalter 6" svg:x="4.67953in" svg:y="11.10827in" svg:width="3.5878in" svg:height="0.58425in" presentation:class="page-number" presentation:placeholder="false">
          <draw:text-box>
            <text:p text:style-name="a341" text:class-names="" text:cond-style-name=""><text:span text:style-name="a34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Inhalt-mit-Überschrift" style:page-layout-name="pageLayout1" draw:style-name="a344">
      <draw:frame draw:id="id47" presentation:style-name="a347" draw:name="Titel 1" svg:x="0.75868in" svg:y="0.41319in" svg:width="3.55556in" svg:height="1.44792in" presentation:class="title" presentation:placeholder="false">
        <draw:text-box>
          <text:p text:style-name="a346" text:class-names="" text:cond-style-name=""><text:span text:style-name="a345" text:class-names="">Titelmasterformat durch Klicken bearbeiten</text:span></text:p>
        </draw:text-box>
        <svg:title/>
        <svg:desc/>
      </draw:frame>
      <draw:frame draw:id="id48" presentation:style-name="a362" draw:name="Inhaltsplatzhalter 2" svg:x="4.6875in" svg:y="0.89236in" svg:width="5.57986in" svg:height="4.40799in" presentation:class="object" presentation:placeholder="false">
        <draw:text-box>
          <text:p text:style-name="a349" text:class-names="" text:cond-style-name=""><text:span text:style-name="a348" text:class-names="">Formatvorlagen des Textmasters bearbeiten</text:span></text:p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Zweite Ebene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list text:style-name="a361">
                            <text:list-item>
                              <text:p text:style-name="a360" text:class-names="" text:cond-style-name=""><text:span text:style-name="a359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6" draw:name="Textplatzhalter 3" svg:x="0.75868in" svg:y="1.86111in" svg:width="3.55556in" svg:height="3.44618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Formatvorlagen des Textmasters bearbeiten</text:span></text:p>
            </text:list-item>
          </text:list>
        </draw:text-box>
        <svg:title/>
        <svg:desc/>
      </draw:frame>
      <draw:frame draw:id="id50" presentation:style-name="a369" draw:name="Datumsplatzhalter 4" svg:x="0.55118in" svg:y="5.64882in" svg:width="2.56811in" svg:height="0.42717in" presentation:class="date-time" presentation:placeholder="false">
        <draw:text-box>
          <text:p text:style-name="a368" text:class-names="" text:cond-style-name=""><text:span text:style-name="a367" text:class-names=""/></text:p>
        </draw:text-box>
        <svg:title/>
        <svg:desc/>
      </draw:frame>
      <draw:frame draw:id="id51" presentation:style-name="a372" draw:name="Fußzeilenplatzhalter 5" svg:x="3.77008in" svg:y="5.64882in" svg:width="3.49409in" svg:height="0.42717in" presentation:class="footer" presentation:placeholder="false">
        <draw:text-box>
          <text:p text:style-name="a371" text:class-names="" text:cond-style-name=""><text:span text:style-name="a370" text:class-names=""/></text:p>
        </draw:text-box>
        <svg:title/>
        <svg:desc/>
      </draw:frame>
      <draw:frame draw:id="id52" presentation:style-name="a375" draw:name="Foliennummernplatzhalter 6" svg:x="7.90394in" svg:y="5.64882in" svg:width="2.56811in" svg:height="0.42717in" presentation:class="page-number" presentation:placeholder="false">
        <draw:text-box>
          <text:p text:style-name="a374" text:class-names="" text:cond-style-name=""><text:span text:style-name="a373" text:class-names=""><text:page-number style:num-format="1" text:fixed="false"/></text:span></text:p>
        </draw:text-box>
        <svg:title/>
        <svg:desc/>
      </draw:frame>
      <presentation:notes style:page-layout-name="pageLayout2" draw:style-name="a392">
        <draw:page-thumbnail svg:x="0.23622in" svg:y="0.88858in" svg:width="7.79449in" svg:height="4.38425in" presentation:class="page" draw:id="id5" presentation:style-name="a376" draw:name="Folienbildplatzhalter 1">
          <svg:title/>
          <svg:desc/>
        </draw:page-thumbnail>
        <draw:frame draw:id="id6" presentation:style-name="a379" draw:name="Notizenplatzhalter 2" svg:x="0.82677in" svg:y="5.55394in" svg:width="6.61378in" svg:height="5.26142in" presentation:class="notes" presentation:placeholder="false">
          <draw:text-box>
            <text:p text:style-name="a378" text:class-names="" text:cond-style-name=""><text:span text:style-name="a377" text:class-names=""/></text:p>
          </draw:text-box>
          <svg:title/>
          <svg:desc/>
        </draw:frame>
        <draw:frame draw:id="id7" presentation:style-name="a382" draw:name="Kopfzeilenplatzhalter 3" svg:x="0in" svg:y="0in" svg:width="3.5878in" svg:height="0.58425in" presentation:class="header" presentation:placeholder="false">
          <draw:text-box>
            <text:p text:style-name="a381" text:class-names="" text:cond-style-name=""><text:span text:style-name="a380" text:class-names=""/></text:p>
          </draw:text-box>
          <svg:title/>
          <svg:desc/>
        </draw:frame>
        <draw:frame draw:id="id8" presentation:style-name="a385" draw:name="Datumsplatzhalter 4" svg:x="4.67953in" svg:y="0in" svg:width="3.5878in" svg:height="0.58425in" presentation:class="date-time" presentation:placeholder="false">
          <draw:text-box>
            <text:p text:style-name="a384" text:class-names="" text:cond-style-name=""><text:span text:style-name="a383" text:class-names=""/></text:p>
          </draw:text-box>
          <svg:title/>
          <svg:desc/>
        </draw:frame>
        <draw:frame draw:id="id9" presentation:style-name="a388" draw:name="Fußzeilenplatzhalter 5" svg:x="0in" svg:y="11.10827in" svg:width="3.5878in" svg:height="0.58425in" presentation:class="footer" presentation:placeholder="false">
          <draw:text-box>
            <text:p text:style-name="a387" text:class-names="" text:cond-style-name=""><text:span text:style-name="a386" text:class-names=""/></text:p>
          </draw:text-box>
          <svg:title/>
          <svg:desc/>
        </draw:frame>
        <draw:frame draw:id="id10" presentation:style-name="a391" draw:name="Foliennummernplatzhalter 6" svg:x="4.67953in" svg:y="11.10827in" svg:width="3.5878in" svg:height="0.58425in" presentation:class="page-number" presentation:placeholder="false">
          <draw:text-box>
            <text:p text:style-name="a390" text:class-names="" text:cond-style-name=""><text:span text:style-name="a38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Bild-mit-Überschrift" style:page-layout-name="pageLayout1" draw:style-name="a393">
      <draw:frame draw:id="id53" presentation:style-name="a396" draw:name="Titel 1" svg:x="0.75868in" svg:y="0.41319in" svg:width="3.55556in" svg:height="1.44792in" presentation:class="title" presentation:placeholder="false">
        <draw:text-box>
          <text:p text:style-name="a395" text:class-names="" text:cond-style-name=""><text:span text:style-name="a394" text:class-names="">Titelmasterformat durch Klicken bearbeiten</text:span></text:p>
        </draw:text-box>
        <svg:title/>
        <svg:desc/>
      </draw:frame>
      <draw:frame draw:id="id54" presentation:style-name="a399" draw:name="Bildplatzhalter 2" svg:x="4.6875in" svg:y="0.89236in" svg:width="5.57986in" svg:height="4.40799in" presentation:class="graphic" presentation:placeholder="false">
        <draw:text-box>
          <text:p text:style-name="a398" text:class-names="" text:cond-style-name=""><text:span text:style-name="a397" text:class-names=""/></text:p>
        </draw:text-box>
        <svg:title/>
        <svg:desc/>
      </draw:frame>
      <draw:frame draw:id="id55" presentation:style-name="a403" draw:name="Textplatzhalter 3" svg:x="0.75868in" svg:y="1.86111in" svg:width="3.55556in" svg:height="3.44618in" presentation:class="outline" presentation:placeholder="false">
        <draw:text-box>
          <text:list text:style-name="a402">
            <text:list-item>
              <text:p text:style-name="a401" text:class-names="" text:cond-style-name=""><text:span text:style-name="a400" text:class-names="">Formatvorlagen des Textmasters bearbeiten</text:span></text:p>
            </text:list-item>
          </text:list>
        </draw:text-box>
        <svg:title/>
        <svg:desc/>
      </draw:frame>
      <draw:frame draw:id="id56" presentation:style-name="a406" draw:name="Datumsplatzhalter 4" svg:x="0.55118in" svg:y="5.64882in" svg:width="2.56811in" svg:height="0.42717in" presentation:class="date-time" presentation:placeholder="false">
        <draw:text-box>
          <text:p text:style-name="a405" text:class-names="" text:cond-style-name=""><text:span text:style-name="a404" text:class-names=""/></text:p>
        </draw:text-box>
        <svg:title/>
        <svg:desc/>
      </draw:frame>
      <draw:frame draw:id="id57" presentation:style-name="a409" draw:name="Fußzeilenplatzhalter 5" svg:x="3.77008in" svg:y="5.64882in" svg:width="3.49409in" svg:height="0.42717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58" presentation:style-name="a412" draw:name="Foliennummernplatzhalter 6" svg:x="7.90394in" svg:y="5.64882in" svg:width="2.56811in" svg:height="0.42717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  <presentation:notes style:page-layout-name="pageLayout2" draw:style-name="a429">
        <draw:page-thumbnail svg:x="0.23622in" svg:y="0.88858in" svg:width="7.79449in" svg:height="4.38425in" presentation:class="page" draw:id="id5" presentation:style-name="a413" draw:name="Folienbildplatzhalter 1">
          <svg:title/>
          <svg:desc/>
        </draw:page-thumbnail>
        <draw:frame draw:id="id6" presentation:style-name="a416" draw:name="Notizenplatzhalter 2" svg:x="0.82677in" svg:y="5.55394in" svg:width="6.61378in" svg:height="5.26142in" presentation:class="notes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7" presentation:style-name="a419" draw:name="Kopfzeilenplatzhalter 3" svg:x="0in" svg:y="0in" svg:width="3.5878in" svg:height="0.58425in" presentation:class="head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8" presentation:style-name="a422" draw:name="Datumsplatzhalter 4" svg:x="4.67953in" svg:y="0in" svg:width="3.5878in" svg:height="0.58425in" presentation:class="date-time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9" presentation:style-name="a425" draw:name="Fußzeilenplatzhalter 5" svg:x="0in" svg:y="11.10827in" svg:width="3.5878in" svg:height="0.58425in" presentation:class="foot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10" presentation:style-name="a428" draw:name="Foliennummernplatzhalter 6" svg:x="4.67953in" svg:y="11.10827in" svg:width="3.5878in" svg:height="0.58425in" presentation:class="page-number" presentation:placeholder="false">
          <draw:text-box>
            <text:p text:style-name="a427" text:class-names="" text:cond-style-name=""><text:span text:style-name="a4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el-und-vertikaler-Text" style:page-layout-name="pageLayout1" draw:style-name="a430">
      <draw:frame draw:id="id59" presentation:style-name="a433" draw:name="Titel 1" svg:x="0.55118in" svg:y="0.24724in" svg:width="9.92087in" svg:height="1.03504in" presentation:class="title" presentation:placeholder="false">
        <draw:text-box>
          <text:p text:style-name="a432" text:class-names="" text:cond-style-name=""><text:span text:style-name="a431" text:class-names="">Titelmasterformat durch Klicken bearbeiten</text:span></text:p>
        </draw:text-box>
        <svg:title/>
        <svg:desc/>
      </draw:frame>
      <draw:frame draw:id="id60" presentation:style-name="a449" draw:name="Vertikaler Textplatzhalter 2" svg:x="0.55118in" svg:y="1.45079in" svg:width="9.92087in" svg:height="3.59606in" presentation:class="outline" presentation:placeholder="false">
        <draw:text-box>
          <text:list text:style-name="a436">
            <text:list-item>
              <text:p text:style-name="a435" text:class-names="" text:cond-style-name=""><text:span text:style-name="a434" text:class-names="">Formatvorlagen des Textmasters bearbeiten</text:span></text:p>
            </text:list-item>
          </text:list>
          <text:list text:style-name="a439">
            <text:list-item>
              <text:list text:style-name="a439">
                <text:list-item>
                  <text:p text:style-name="a438" text:class-names="" text:cond-style-name=""><text:span text:style-name="a437" text:class-names="">Zweite Ebene</text:span></text:p>
                </text:list-item>
              </text:list>
            </text:list-item>
          </text:list>
          <text:list text:style-name="a442">
            <text:list-item>
              <text:list text:style-name="a442">
                <text:list-item>
                  <text:list text:style-name="a442">
                    <text:list-item>
                      <text:p text:style-name="a441" text:class-names="" text:cond-style-name=""><text:span text:style-name="a440" text:class-names="">Dritte Ebene</text:span></text:p>
                    </text:list-item>
                  </text:list>
                </text:list-item>
              </text:list>
            </text:list-item>
          </text:list>
          <text:list text:style-name="a445">
            <text:list-item>
              <text:list text:style-name="a445">
                <text:list-item>
                  <text:list text:style-name="a445">
                    <text:list-item>
                      <text:list text:style-name="a445">
                        <text:list-item>
                          <text:p text:style-name="a444" text:class-names="" text:cond-style-name=""><text:span text:style-name="a443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8">
            <text:list-item>
              <text:list text:style-name="a448">
                <text:list-item>
                  <text:list text:style-name="a448">
                    <text:list-item>
                      <text:list text:style-name="a448">
                        <text:list-item>
                          <text:list text:style-name="a448">
                            <text:list-item>
                              <text:p text:style-name="a447" text:class-names="" text:cond-style-name=""><text:span text:style-name="a446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2" draw:name="Datumsplatzhalter 3" svg:x="0.55118in" svg:y="5.64882in" svg:width="2.56811in" svg:height="0.42717in" presentation:class="date-time" presentation:placeholder="false">
        <draw:text-box>
          <text:p text:style-name="a451" text:class-names="" text:cond-style-name=""><text:span text:style-name="a450" text:class-names=""/></text:p>
        </draw:text-box>
        <svg:title/>
        <svg:desc/>
      </draw:frame>
      <draw:frame draw:id="id62" presentation:style-name="a455" draw:name="Fußzeilenplatzhalter 4" svg:x="3.77008in" svg:y="5.64882in" svg:width="3.49409in" svg:height="0.42717in" presentation:class="footer" presentation:placeholder="false">
        <draw:text-box>
          <text:p text:style-name="a454" text:class-names="" text:cond-style-name=""><text:span text:style-name="a453" text:class-names=""/></text:p>
        </draw:text-box>
        <svg:title/>
        <svg:desc/>
      </draw:frame>
      <draw:frame draw:id="id63" presentation:style-name="a458" draw:name="Foliennummernplatzhalter 5" svg:x="7.90394in" svg:y="5.64882in" svg:width="2.56811in" svg:height="0.42717in" presentation:class="page-number" presentation:placeholder="false">
        <draw:text-box>
          <text:p text:style-name="a457" text:class-names="" text:cond-style-name=""><text:span text:style-name="a456" text:class-names=""><text:page-number style:num-format="1" text:fixed="false"/></text:span></text:p>
        </draw:text-box>
        <svg:title/>
        <svg:desc/>
      </draw:frame>
      <presentation:notes style:page-layout-name="pageLayout2" draw:style-name="a475">
        <draw:page-thumbnail svg:x="0.23622in" svg:y="0.88858in" svg:width="7.79449in" svg:height="4.38425in" presentation:class="page" draw:id="id5" presentation:style-name="a459" draw:name="Folienbildplatzhalter 1">
          <svg:title/>
          <svg:desc/>
        </draw:page-thumbnail>
        <draw:frame draw:id="id6" presentation:style-name="a462" draw:name="Notizenplatzhalter 2" svg:x="0.82677in" svg:y="5.55394in" svg:width="6.61378in" svg:height="5.26142in" presentation:class="notes" presentation:placeholder="false">
          <draw:text-box>
            <text:p text:style-name="a461" text:class-names="" text:cond-style-name=""><text:span text:style-name="a460" text:class-names=""/></text:p>
          </draw:text-box>
          <svg:title/>
          <svg:desc/>
        </draw:frame>
        <draw:frame draw:id="id7" presentation:style-name="a465" draw:name="Kopfzeilenplatzhalter 3" svg:x="0in" svg:y="0in" svg:width="3.5878in" svg:height="0.58425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8" presentation:style-name="a468" draw:name="Datumsplatzhalter 4" svg:x="4.67953in" svg:y="0in" svg:width="3.5878in" svg:height="0.58425in" presentation:class="date-time" presentation:placeholder="false">
          <draw:text-box>
            <text:p text:style-name="a467" text:class-names="" text:cond-style-name=""><text:span text:style-name="a466" text:class-names=""/></text:p>
          </draw:text-box>
          <svg:title/>
          <svg:desc/>
        </draw:frame>
        <draw:frame draw:id="id9" presentation:style-name="a471" draw:name="Fußzeilenplatzhalter 5" svg:x="0in" svg:y="11.10827in" svg:width="3.5878in" svg:height="0.58425in" presentation:class="footer" presentation:placeholder="false">
          <draw:text-box>
            <text:p text:style-name="a470" text:class-names="" text:cond-style-name=""><text:span text:style-name="a469" text:class-names=""/></text:p>
          </draw:text-box>
          <svg:title/>
          <svg:desc/>
        </draw:frame>
        <draw:frame draw:id="id10" presentation:style-name="a474" draw:name="Foliennummernplatzhalter 6" svg:x="4.67953in" svg:y="11.10827in" svg:width="3.5878in" svg:height="0.58425in" presentation:class="page-number" presentation:placeholder="false">
          <draw:text-box>
            <text:p text:style-name="a473" text:class-names="" text:cond-style-name=""><text:span text:style-name="a4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kaler-Titel-und-Text" style:page-layout-name="pageLayout1" draw:style-name="a476">
      <draw:frame draw:id="id64" presentation:style-name="a479" draw:name="Vertikaler Titel 1" svg:x="7.99306in" svg:y="0.24653in" svg:width="2.47917in" svg:height="4.80035in" presentation:class="title" presentation:placeholder="false">
        <draw:text-box>
          <text:p text:style-name="a478" text:class-names="" text:cond-style-name=""><text:span text:style-name="a477" text:class-names="">Titelmasterformat durch Klicken bearbeiten</text:span></text:p>
        </draw:text-box>
        <svg:title/>
        <svg:desc/>
      </draw:frame>
      <draw:frame draw:id="id65" presentation:style-name="a495" draw:name="Vertikaler Textplatzhalter 2" svg:x="0.55035in" svg:y="0.24653in" svg:width="7.27604in" svg:height="4.80035in" presentation:class="outline" presentation:placeholder="false">
        <draw:text-box>
          <text:list text:style-name="a482">
            <text:list-item>
              <text:p text:style-name="a481" text:class-names="" text:cond-style-name=""><text:span text:style-name="a480" text:class-names="">Formatvorlagen des Textmasters bearbeiten</text:span></text:p>
            </text:list-item>
          </text:list>
          <text:list text:style-name="a485">
            <text:list-item>
              <text:list text:style-name="a485">
                <text:list-item>
                  <text:p text:style-name="a484" text:class-names="" text:cond-style-name=""><text:span text:style-name="a483" text:class-names="">Zweite Ebene</text:span></text:p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p text:style-name="a487" text:class-names="" text:cond-style-name=""><text:span text:style-name="a486" text:class-names="">Dritte Ebene</text:span></text:p>
                    </text:list-item>
                  </text:list>
                </text:list-item>
              </text:list>
            </text:list-item>
          </text:list>
          <text:list text:style-name="a491">
            <text:list-item>
              <text:list text:style-name="a491">
                <text:list-item>
                  <text:list text:style-name="a491">
                    <text:list-item>
                      <text:list text:style-name="a491">
                        <text:list-item>
                          <text:p text:style-name="a490" text:class-names="" text:cond-style-name=""><text:span text:style-name="a48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4">
            <text:list-item>
              <text:list text:style-name="a494">
                <text:list-item>
                  <text:list text:style-name="a494">
                    <text:list-item>
                      <text:list text:style-name="a494">
                        <text:list-item>
                          <text:list text:style-name="a494">
                            <text:list-item>
                              <text:p text:style-name="a493" text:class-names="" text:cond-style-name=""><text:span text:style-name="a492" text:class-names="">Fünfte Eben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8" draw:name="Datumsplatzhalter 3" svg:x="0.55118in" svg:y="5.64882in" svg:width="2.56811in" svg:height="0.42717in" presentation:class="date-time" presentation:placeholder="false">
        <draw:text-box>
          <text:p text:style-name="a497" text:class-names="" text:cond-style-name=""><text:span text:style-name="a496" text:class-names=""/></text:p>
        </draw:text-box>
        <svg:title/>
        <svg:desc/>
      </draw:frame>
      <draw:frame draw:id="id67" presentation:style-name="a501" draw:name="Fußzeilenplatzhalter 4" svg:x="3.77008in" svg:y="5.64882in" svg:width="3.49409in" svg:height="0.42717in" presentation:class="footer" presentation:placeholder="false">
        <draw:text-box>
          <text:p text:style-name="a500" text:class-names="" text:cond-style-name=""><text:span text:style-name="a499" text:class-names=""/></text:p>
        </draw:text-box>
        <svg:title/>
        <svg:desc/>
      </draw:frame>
      <draw:frame draw:id="id68" presentation:style-name="a504" draw:name="Foliennummernplatzhalter 5" svg:x="7.90394in" svg:y="5.64882in" svg:width="2.56811in" svg:height="0.42717in" presentation:class="page-number" presentation:placeholder="false">
        <draw:text-box>
          <text:p text:style-name="a503" text:class-names="" text:cond-style-name=""><text:span text:style-name="a502" text:class-names=""><text:page-number style:num-format="1" text:fixed="false"/></text:span></text:p>
        </draw:text-box>
        <svg:title/>
        <svg:desc/>
      </draw:frame>
      <presentation:notes style:page-layout-name="pageLayout2" draw:style-name="a521">
        <draw:page-thumbnail svg:x="0.23622in" svg:y="0.88858in" svg:width="7.79449in" svg:height="4.38425in" presentation:class="page" draw:id="id5" presentation:style-name="a505" draw:name="Folienbildplatzhalter 1">
          <svg:title/>
          <svg:desc/>
        </draw:page-thumbnail>
        <draw:frame draw:id="id6" presentation:style-name="a508" draw:name="Notizenplatzhalter 2" svg:x="0.82677in" svg:y="5.55394in" svg:width="6.61378in" svg:height="5.26142in" presentation:class="notes" presentation:placeholder="false">
          <draw:text-box>
            <text:p text:style-name="a507" text:class-names="" text:cond-style-name=""><text:span text:style-name="a506" text:class-names=""/></text:p>
          </draw:text-box>
          <svg:title/>
          <svg:desc/>
        </draw:frame>
        <draw:frame draw:id="id7" presentation:style-name="a511" draw:name="Kopfzeilenplatzhalter 3" svg:x="0in" svg:y="0in" svg:width="3.5878in" svg:height="0.58425in" presentation:class="header" presentation:placeholder="false">
          <draw:text-box>
            <text:p text:style-name="a510" text:class-names="" text:cond-style-name=""><text:span text:style-name="a509" text:class-names=""/></text:p>
          </draw:text-box>
          <svg:title/>
          <svg:desc/>
        </draw:frame>
        <draw:frame draw:id="id8" presentation:style-name="a514" draw:name="Datumsplatzhalter 4" svg:x="4.67953in" svg:y="0in" svg:width="3.5878in" svg:height="0.58425in" presentation:class="date-time" presentation:placeholder="false">
          <draw:text-box>
            <text:p text:style-name="a513" text:class-names="" text:cond-style-name=""><text:span text:style-name="a512" text:class-names=""/></text:p>
          </draw:text-box>
          <svg:title/>
          <svg:desc/>
        </draw:frame>
        <draw:frame draw:id="id9" presentation:style-name="a517" draw:name="Fußzeilenplatzhalter 5" svg:x="0in" svg:y="11.10827in" svg:width="3.5878in" svg:height="0.58425in" presentation:class="footer" presentation:placeholder="false">
          <draw:text-box>
            <text:p text:style-name="a516" text:class-names="" text:cond-style-name=""><text:span text:style-name="a515" text:class-names=""/></text:p>
          </draw:text-box>
          <svg:title/>
          <svg:desc/>
        </draw:frame>
        <draw:frame draw:id="id10" presentation:style-name="a520" draw:name="Foliennummernplatzhalter 6" svg:x="4.67953in" svg:y="11.10827in" svg:width="3.5878in" svg:height="0.58425in" presentation:class="page-number" presentation:placeholder="false">
          <draw:text-box>
            <text:p text:style-name="a519" text:class-names="" text:cond-style-name=""><text:span text:style-name="a51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2">
      <draw:frame draw:id="id69" presentation:style-name="a525" draw:name="Kopfzeilenplatzhalter 1" svg:x="0in" svg:y="0in" svg:width="3.5878in" svg:height="0.58425in" presentation:class="header" presentation:placeholder="false">
        <draw:text-box>
          <text:p text:style-name="a524" text:class-names="" text:cond-style-name=""><text:span text:style-name="a523" text:class-names=""/></text:p>
        </draw:text-box>
        <svg:title/>
        <svg:desc/>
      </draw:frame>
      <draw:frame draw:id="id70" presentation:style-name="a528" draw:name="Datumsplatzhalter 2" svg:x="4.67953in" svg:y="0in" svg:width="3.5878in" svg:height="0.58425in" presentation:class="date-time" presentation:placeholder="false">
        <draw:text-box>
          <text:p text:style-name="a527" text:class-names="" text:cond-style-name=""><text:span text:style-name="a526" text:class-names=""/></text:p>
        </draw:text-box>
        <svg:title/>
        <svg:desc/>
      </draw:frame>
      <draw:frame draw:id="id71" presentation:style-name="a531" draw:name="Fußzeilenplatzhalter 3" svg:x="0in" svg:y="11.10827in" svg:width="3.5878in" svg:height="0.58425in" presentation:class="footer" presentation:placeholder="false">
        <draw:text-box>
          <text:p text:style-name="a530" text:class-names="" text:cond-style-name=""><text:span text:style-name="a529" text:class-names=""/></text:p>
        </draw:text-box>
        <svg:title/>
        <svg:desc/>
      </draw:frame>
      <draw:frame draw:id="id72" presentation:style-name="a534" draw:name="Foliennummernplatzhalter 4" svg:x="4.67953in" svg:y="11.10827in" svg:width="3.5878in" svg:height="0.58425in" presentation:class="page-number" presentation:placeholder="false">
        <draw:text-box>
          <text:p text:style-name="a533" text:class-names="" text:cond-style-name=""><text:span text:style-name="a532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-Präsentation</dc:title>
    <meta:initial-creator>PC0YEMXU</meta:initial-creator>
    <dc:creator>Moosbauer Julia</dc:creator>
    <meta:creation-date>2018-08-21T16:49:30Z</meta:creation-date>
    <dc:date>2019-09-25T16:58:37Z</dc:date>
    <meta:editing-cycles>25</meta:editing-cycles>
    <meta:editing-duration>PT0S</meta:editing-duration>
    <meta:document-statistic meta:paragraph-count="13" meta:word-count="27"/>
  </office:meta>
</office:document-meta>
</file>

<file path=Object 1/content.xml><?xml version="1.0" encoding="utf-8"?>
<mml:math xmlns:mml="http://www.w3.org/1998/Math/MathML" display="block">
  <mml:mover accent="true">
    <mml:mi>f</mml:mi>
    <mml:mo>^</mml:mo>
  </mml:mover>
  <mml:mo>,</mml:mo>
  <mml:mtext>λ∗</mml:mtext>
</mml:math>
</file>